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5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/>
          <table:table-cell office:value-type="string">
            <text:p>Zeit Zufälliger Alg</text:p>
          </table:table-cell>
          <table:table-cell table:number-columns-repeated="2"/>
          <table:table-cell>
            <draw:frame table:end-cell-address="Sheet1.M16" table:end-x="0.7516in" table:end-y="0.0831in" draw:z-index="0" draw:style-name="gr1" svg:width="4in" svg:height="2.75in" svg:x="0.3075in" svg:y="0in">
              <draw:object draw:notify-on-update-of-ranges="Sheet1.B2:Sheet1.B18 Sheet1.A1:Sheet1.A1 Sheet1.C2:Sheet1.C9 Sheet1.A10:Sheet1.A10 Sheet1.C11:Sheet1.C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500 Schritte</text:p>
          </table:table-cell>
          <table:table-cell office:value-type="string">
            <text:p>Anzahl Felder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38.926">
            <text:p>38.93</text:p>
          </table:table-cell>
          <table:table-cell table:formula="of:=([.C2]-[.F$2])/[.B2]" office:value-type="float" office:value="0.253975">
            <text:p>0.25</text:p>
          </table:table-cell>
          <table:table-cell office:value-type="float" office:value="1.6682">
            <text:p>1.67</text:p>
          </table:table-cell>
          <table:table-cell table:number-columns-repeated="9"/>
          <table:table-cell office:value-type="float" office:value="64">
            <text:p>64</text:p>
          </table:table-cell>
          <table:table-cell office:value-type="float" office:value="15.2">
            <text:p>15.2</text:p>
          </table:table-cell>
          <table:table-cell office:value-type="float" office:value="84.72">
            <text:p>84.7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float" office:value="38.578">
            <text:p>38.58</text:p>
          </table:table-cell>
          <table:table-cell table:formula="of:=([.C3]-[.F$2])/[.B3]" office:value-type="float" office:value="0.1769875">
            <text:p>0.18</text:p>
          </table:table-cell>
          <table:table-cell table:number-columns-repeated="10"/>
          <table:table-cell office:value-type="float" office:value="144">
            <text:p>144</text:p>
          </table:table-cell>
          <table:table-cell office:value-type="float" office:value="15.9">
            <text:p>15.9</text:p>
          </table:table-cell>
          <table:table-cell office:value-type="float" office:value="52.19">
            <text:p>52.19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5">
            <text:p>6.5</text:p>
          </table:table-cell>
          <table:table-cell office:value-type="float" office:value="39.472">
            <text:p>39.47</text:p>
          </table:table-cell>
          <table:table-cell table:formula="of:=([.C4]-[.F$2])/[.B4]" office:value-type="float" office:value="0.15099375">
            <text:p>0.15</text:p>
          </table:table-cell>
          <table:table-cell table:number-columns-repeated="10"/>
          <table:table-cell office:value-type="float" office:value="256">
            <text:p>256</text:p>
          </table:table-cell>
          <table:table-cell office:value-type="float" office:value="16.1">
            <text:p>16.1</text:p>
          </table:table-cell>
          <table:table-cell office:value-type="float" office:value="33.44">
            <text:p>33.4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39.324">
            <text:p>39.32</text:p>
          </table:table-cell>
          <table:table-cell table:formula="of:=([.C5]-[.F$2])/[.B5]" office:value-type="float" office:value="0.145809375">
            <text:p>0.15</text:p>
          </table:table-cell>
          <table:table-cell table:number-columns-repeated="10"/>
          <table:table-cell office:value-type="float" office:value="400">
            <text:p>400</text:p>
          </table:table-cell>
          <table:table-cell office:value-type="float" office:value="16.3">
            <text:p>16.3</text:p>
          </table:table-cell>
          <table:table-cell office:value-type="float" office:value="22.37">
            <text:p>22.37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39.204">
            <text:p>39.2</text:p>
          </table:table-cell>
          <table:table-cell table:formula="of:=([.C6]-[.F$2])/[.B6]" office:value-type="float" office:value="0.1119671875">
            <text:p>0.11</text:p>
          </table:table-cell>
          <table:table-cell table:number-columns-repeated="10"/>
          <table:table-cell table:formula="of:=24*24" office:value-type="float" office:value="576">
            <text:p>576</text:p>
          </table:table-cell>
          <table:table-cell office:value-type="float" office:value="16.8">
            <text:p>16.8</text:p>
          </table:table-cell>
          <table:table-cell office:value-type="float" office:value="16.08">
            <text:p>16.0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39.164">
            <text:p>39.16</text:p>
          </table:table-cell>
          <table:table-cell table:formula="of:=([.C7]-[.F$2])/[.B7]" office:value-type="float" office:value="0.11848359375">
            <text:p>0.12</text:p>
          </table:table-cell>
          <table:table-cell table:number-columns-repeated="10"/>
          <table:table-cell table:formula="of:=28*28" office:value-type="float" office:value="784">
            <text:p>784</text:p>
          </table:table-cell>
          <table:table-cell office:value-type="float" office:value="17.7">
            <text:p>17.7</text:p>
          </table:table-cell>
          <table:table-cell office:value-type="float" office:value="11.86">
            <text:p>11.86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0">
            <text:p>60</text:p>
          </table:table-cell>
          <table:table-cell office:value-type="float" office:value="40.062">
            <text:p>40.06</text:p>
          </table:table-cell>
          <table:table-cell table:formula="of:=([.C8]-[.F$2])/[.B8]" office:value-type="float" office:value="0.113929296875">
            <text:p>0.11</text:p>
          </table:table-cell>
          <table:table-cell table:number-columns-repeated="10"/>
          <table:table-cell table:formula="of:=32*32" office:value-type="float" office:value="1024">
            <text:p>1024</text:p>
          </table:table-cell>
          <table:table-cell office:value-type="float" office:value="18.6">
            <text:p>18.6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20">
            <text:p>120</text:p>
          </table:table-cell>
          <table:table-cell office:value-type="float" office:value="39.077">
            <text:p>39.08</text:p>
          </table:table-cell>
          <table:table-cell table:formula="of:=([.C9]-[.F$2])/[.B9]" office:value-type="float" office:value="0.1155583984375">
            <text:p>0.12</text:p>
          </table:table-cell>
          <table:table-cell table:number-columns-repeated="10"/>
          <table:table-cell table:formula="of:=48*48" office:value-type="float" office:value="2304">
            <text:p>2304</text:p>
          </table:table-cell>
          <table:table-cell office:value-type="float" office:value="25.99">
            <text:p>25.99</text:p>
          </table:table-cell>
          <table:table-cell office:value-type="float" office:value="4.19">
            <text:p>4.19</text:p>
          </table:table-cell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1"/>
          <table:table-cell table:formula="of:=64*64" office:value-type="float" office:value="4096">
            <text:p>4096</text:p>
          </table:table-cell>
          <table:table-cell office:value-type="float" office:value="39.2">
            <text:p>39.2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.9587">
            <text:p>13.96</text:p>
          </table:table-cell>
          <table:table-cell office:value-type="float" office:value="39.033">
            <text:p>39.03</text:p>
          </table:table-cell>
          <table:table-cell table:formula="of:=([.C11]-[.F$11])/[.B11]" office:value-type="float" office:value="0.9329">
            <text:p>0.93</text:p>
          </table:table-cell>
          <table:table-cell office:value-type="float" office:value="6.4955">
            <text:p>6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4.6273">
            <text:p>14.63</text:p>
          </table:table-cell>
          <table:table-cell office:value-type="float" office:value="37.478">
            <text:p>37.48</text:p>
          </table:table-cell>
          <table:table-cell table:formula="of:=([.C12]-[.F$11])/[.B12]" office:value-type="float" office:value="0.5082375">
            <text:p>0.51</text:p>
          </table:table-cell>
          <table:table-cell>
            <draw:frame table:end-cell-address="Sheet1.J28" table:end-x="0.6043in" table:end-y="0.0906in" draw:z-index="11" draw:style-name="gr1" svg:width="4in" svg:height="2.7598in" svg:x="0.1606in" svg:y="0.1756in">
              <draw:object draw:notify-on-update-of-ranges="Sheet1.B2:Sheet1.E9 Sheet1.A1:Sheet1.A1 Sheet1.E2:Sheet1.E9 Sheet1.A10:Sheet1.A10 Sheet1.E11:Sheet1.E18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7.518">
            <text:p>17.52</text:p>
          </table:table-cell>
          <table:table-cell office:value-type="float" office:value="38.905">
            <text:p>38.91</text:p>
          </table:table-cell>
          <table:table-cell table:formula="of:=([.C13]-[.F$11])/[.B13]" office:value-type="float" office:value="0.344453125">
            <text:p>0.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26.2995">
            <text:p>26.3</text:p>
          </table:table-cell>
          <table:table-cell office:value-type="float" office:value="39.828">
            <text:p>39.83</text:p>
          </table:table-cell>
          <table:table-cell table:formula="of:=([.C14]-[.F$11])/[.B14]" office:value-type="float" office:value="0.3094375">
            <text:p>0.31</text:p>
          </table:table-cell>
          <table:table-cell table:number-columns-repeated="9"/>
          <table:table-cell>
            <draw:frame table:end-cell-address="Sheet1.U29" table:end-x="0.4232in" table:end-y="0.1248in" draw:z-index="8" draw:style-name="gr1" svg:width="5in" svg:height="2.75in" svg:x="0.7575in" svg:y="0.0417in">
              <draw:object draw:notify-on-update-of-ranges="Sheet1.O1:Sheet1.O1 Sheet1.Q2:Sheet1.Q10 Sheet1.P2:Sheet1.P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4.4248">
            <text:p>44.42</text:p>
          </table:table-cell>
          <table:table-cell office:value-type="float" office:value="39.558">
            <text:p>39.56</text:p>
          </table:table-cell>
          <table:table-cell table:formula="of:=([.C15]-[.F$11])/[.B15]" office:value-type="float" office:value="0.29632265625">
            <text:p>0.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81.5053">
            <text:p>81.51</text:p>
          </table:table-cell>
          <table:table-cell office:value-type="float" office:value="39.239">
            <text:p>39.24</text:p>
          </table:table-cell>
          <table:table-cell table:formula="of:=([.C16]-[.F$11])/[.B16]" office:value-type="float" office:value="0.293007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56.1189">
            <text:p>156.12</text:p>
          </table:table-cell>
          <table:table-cell office:value-type="float" office:value="39.169">
            <text:p>39.17</text:p>
          </table:table-cell>
          <table:table-cell table:formula="of:=([.C17]-[.F$11])/[.B17]" office:value-type="float" office:value="0.292233203125">
            <text:p>0.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316.6631">
            <text:p>316.66</text:p>
          </table:table-cell>
          <table:table-cell office:value-type="float" office:value="38.96149">
            <text:p>38.96</text:p>
          </table:table-cell>
          <table:table-cell table:formula="of:=([.C18]-[.F$11])/[.B18]" office:value-type="float" office:value="0.302898046875">
            <text:p>0.3</text:p>
          </table:table-cell>
          <table:table-cell table:number-columns-repeated="4"/>
          <table:table-cell>
            <draw:frame table:end-cell-address="Sheet1.O34" table:end-x="0.2461in" table:end-y="0.0307in" draw:z-index="1" draw:style-name="gr1" svg:width="4in" svg:height="2.75in" svg:x="0.6909in" svg:y="0.1256in">
              <draw:object draw:notify-on-update-of-ranges="Sheet1.B2:Sheet1.B18 Sheet1.A1:Sheet1.A1 Sheet1.D2:Sheet1.D9 Sheet1.A10:Sheet1.A10 Sheet1.D11:Sheet1.D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5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.7695">
            <text:p>1.77</text:p>
          </table:table-cell>
          <table:table-cell office:value-type="float" office:value="38.926">
            <text:p>38.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.7695">
            <text:p>1.77</text:p>
          </table:table-cell>
          <table:table-cell office:value-type="float" office:value="38.578">
            <text:p>38.5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.7695">
            <text:p>1.77</text:p>
          </table:table-cell>
          <table:table-cell office:value-type="float" office:value="39.472">
            <text:p>39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.7695">
            <text:p>1.77</text:p>
          </table:table-cell>
          <table:table-cell office:value-type="float" office:value="39.324">
            <text:p>39.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1.7695">
            <text:p>1.77</text:p>
          </table:table-cell>
          <table:table-cell office:value-type="float" office:value="39.204">
            <text:p>39.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1.7695">
            <text:p>1.77</text:p>
          </table:table-cell>
          <table:table-cell office:value-type="float" office:value="39.164">
            <text:p>39.1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1.7695">
            <text:p>1.77</text:p>
          </table:table-cell>
          <table:table-cell office:value-type="float" office:value="40.062">
            <text:p>40.0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1.7695">
            <text:p>1.77</text:p>
          </table:table-cell>
          <table:table-cell office:value-type="float" office:value="39.077">
            <text:p>39.08</text:p>
          </table:table-cell>
          <table:table-cell table:number-columns-repeated="14"/>
        </table:table-row>
        <table:table-row table:style-name="ro1">
          <table:table-cell office:value-type="string">
            <text:p>2000 Schritte (zufälliger Algorithmus)</text:p>
          </table:table-cell>
          <table:table-cell office:value-type="string">
            <text:p>Max Population</text:p>
          </table:table-cell>
          <table:table-cell office:value-type="string">
            <text:p>Zeit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.6515">
            <text:p>6.65</text:p>
          </table:table-cell>
          <table:table-cell office:value-type="float" office:value="39.033">
            <text:p>39.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.6515">
            <text:p>6.65</text:p>
          </table:table-cell>
          <table:table-cell office:value-type="float" office:value="37.47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6.6515">
            <text:p>6.65</text:p>
          </table:table-cell>
          <table:table-cell office:value-type="float" office:value="38.905">
            <text:p>38.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.6515">
            <text:p>6.65</text:p>
          </table:table-cell>
          <table:table-cell office:value-type="float" office:value="39.828">
            <text:p>39.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.6515">
            <text:p>6.65</text:p>
          </table:table-cell>
          <table:table-cell office:value-type="float" office:value="39.558">
            <text:p>39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.6515">
            <text:p>6.65</text:p>
          </table:table-cell>
          <table:table-cell office:value-type="float" office:value="39.239">
            <text:p>39.2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.6515">
            <text:p>6.65</text:p>
          </table:table-cell>
          <table:table-cell office:value-type="float" office:value="39.169">
            <text:p>39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6.6515">
            <text:p>6.65</text:p>
          </table:table-cell>
          <table:table-cell office:value-type="float" office:value="38.96149">
            <text:p>38.96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Lernrate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966">
            <text:p>38.9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422">
            <text:p>38.42</text:p>
          </table:table-cell>
          <table:table-cell table:number-columns-repeated="2"/>
          <table:table-cell>
            <draw:frame table:end-cell-address="Sheet1.K57" table:end-x="0.6264in" table:end-y="0.1425in" draw:z-index="2" draw:style-name="gr1" svg:width="4in" svg:height="2.7598in" svg:x="0.1827in" svg:y="0.05in">
              <draw:object draw:notify-on-update-of-ranges="Sheet1.B41:Sheet1.B58 Sheet1.A40:Sheet1.A40 Sheet1.D41:Sheet1.D48 Sheet1.A50:Sheet1.A50 Sheet1.D51:Sheet1.D5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94">
            <text:p>38.9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8.48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38">
            <text:p>38.3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7.562">
            <text:p>37.5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056">
            <text:p>37.06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6.538">
            <text:p>36.54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Lernrate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9.1323">
            <text:p>39.1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9.594">
            <text:p>39.59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6075">
            <text:p>38.6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1">
            <text:p>0.01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05">
            <text:p>0.05</text:p>
          </table:table-cell>
          <table:table-cell/>
          <table:table-cell office:value-type="float" office:value="38.175">
            <text:p>38.1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247">
            <text:p>38.2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4">
            <text:p>0.4</text:p>
          </table:table-cell>
          <table:table-cell/>
          <table:table-cell office:value-type="float" office:value="37.3445">
            <text:p>37.3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äulenszenario, Prediction Init, 8 Agenten</text:p>
          </table:table-cell>
          <table:table-cell table:number-columns-repeated="17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2.77">
            <text:p>32.77</text:p>
          </table:table-cell>
          <table:table-cell>
            <draw:frame table:end-cell-address="Sheet1.J78" table:end-x="0.1866in" table:end-y="0.1461in" draw:z-index="3" draw:style-name="gr1" svg:width="3.9953in" svg:height="2.761in" svg:x="0.6366in" svg:y="0.0524in">
              <draw:object draw:notify-on-update-of-ranges="Sheet1.B63:Sheet1.D79 Sheet1.A62:Sheet1.A62 Sheet1.D63:Sheet1.D69 Sheet1.A72:Sheet1.A72 Sheet1.D73:Sheet1.D7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3.788">
            <text:p>33.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5.698">
            <text:p>35.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6.128">
            <text:p>36.1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7.442">
            <text:p>37.4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82">
            <text:p>38.4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7.522">
            <text:p>37.52</text:p>
          </table:table-cell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prediction init</text:p>
          </table:table-cell>
          <table:table-cell/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4.497">
            <text:p>34.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6.471">
            <text:p>36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322">
            <text:p>38.3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1">
            <text:p>0.1</text:p>
          </table:table-cell>
          <table:table-cell/>
          <table:table-cell office:value-type="float" office:value="38.751">
            <text:p>38.75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7315">
            <text:p>38.7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9.1735">
            <text:p>39.17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/>
          <table:table-cell office:value-type="float" office:value="38.43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97" table:end-x="0.7358in" table:end-y="0.0063in" draw:z-index="4" draw:style-name="gr1" svg:width="4in" svg:height="2.7598in" svg:x="0.2921in" svg:y="0.0913in">
              <draw:object draw:notify-on-update-of-ranges="Sheet1.B83:Sheet1.B93 Sheet1.B82:Sheet1.B82 Sheet1.D83:Sheet1.D85 Sheet1.B86:Sheet1.B86 Sheet1.D87:Sheet1.D89 Sheet1.B90:Sheet1.B90 Sheet1.D91:Sheet1.D9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Total Random</text:p>
          </table:table-cell>
          <table:table-cell office:value-type="string">
            <text:p>Zufälliger Algorithmus</text:p>
          </table:table-cell>
          <table:table-cell office:value-type="string">
            <text:p>Effektive Abdeckung ZA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73">
            <text:p>68.73</text:p>
          </table:table-cell>
          <table:table-cell office:value-type="float" office:value="32.094">
            <text:p>32.0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4.38">
            <text:p>64.38</text:p>
          </table:table-cell>
          <table:table-cell office:value-type="float" office:value="43.9">
            <text:p>43.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55">
            <text:p>59.55</text:p>
          </table:table-cell>
          <table:table-cell office:value-type="float" office:value="54.37">
            <text:p>54.37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Einfache Heuristik</text:p>
          </table:table-cell>
          <table:table-cell office:value-type="string">
            <text:p>Effektive Abdeckung E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8.47">
            <text:p>68.47</text:p>
          </table:table-cell>
          <table:table-cell office:value-type="float" office:value="33.01">
            <text:p>33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3.94">
            <text:p>63.94</text:p>
          </table:table-cell>
          <table:table-cell office:value-type="float" office:value="44.48">
            <text:p>44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9.14">
            <text:p>59.14</text:p>
          </table:table-cell>
          <table:table-cell office:value-type="float" office:value="55.31">
            <text:p>55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Intelligente Heuristik</text:p>
          </table:table-cell>
          <table:table-cell office:value-type="string">
            <text:p>Effektive Abdeckung IH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5.83">
            <text:p>75.83</text:p>
          </table:table-cell>
          <table:table-cell office:value-type="float" office:value="35.84">
            <text:p>35.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2.21">
            <text:p>72.21</text:p>
          </table:table-cell>
          <table:table-cell office:value-type="float" office:value="50.56">
            <text:p>50.5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6.47">
            <text:p>66.47</text:p>
          </table:table-cell>
          <table:table-cell office:value-type="float" office:value="62.39">
            <text:p>62.39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J114" table:end-x="0.7031in" table:end-y="0.0587in" draw:z-index="5" draw:style-name="gr1" svg:width="4in" svg:height="2.7598in" svg:x="0.2594in" svg:y="0.1437in">
              <draw:object draw:notify-on-update-of-ranges="Sheet1.B83:Sheet1.B93 Sheet1.B82:Sheet1.B82 Sheet1.C83:Sheet1.C85 Sheet1.B86:Sheet1.B86 Sheet1.C87:Sheet1.C89 Sheet1.B90:Sheet1.B90 Sheet1.C91:Sheet1.C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18">
          <table:table-cell table:number-columns-repeated="18"/>
        </table:table-row>
        <table:table-row table:style-name="ro1">
          <table:table-cell office:value-type="string">
            <text:p>Leeres Szenario, Epsilon0, 16 Agenten</text:p>
          </table:table-cell>
          <table:table-cell table:number-columns-repeated="4"/>
          <table:table-cell>
            <draw:frame table:end-cell-address="Sheet1.I132" table:end-x="0.5378in" table:end-y="0.1362in" draw:z-index="6" draw:style-name="gr1" svg:width="3.15in" svg:height="2.7508in" svg:x="0.0551in" svg:y="0.0524in">
              <draw:object draw:notify-on-update-of-ranges="Sheet1.B119:Sheet1.B129 Sheet1.A118:Sheet1.A118 Sheet1.D119:Sheet1.D12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 office:value-type="float" office:value="58.5">
            <text:p>58.5</text:p>
          </table:table-cell>
          <table:table-cell office:value-type="float" office:value="63.98">
            <text:p>63.9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 office:value-type="float" office:value="58.41">
            <text:p>58.41</text:p>
          </table:table-cell>
          <table:table-cell office:value-type="float" office:value="63.71">
            <text:p>63.7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 office:value-type="float" office:value="58.51">
            <text:p>58.51</text:p>
          </table:table-cell>
          <table:table-cell office:value-type="float" office:value="63.17">
            <text:p>63.1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58.41">
            <text:p>58.41</text:p>
          </table:table-cell>
          <table:table-cell office:value-type="float" office:value="63.35">
            <text:p>63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15">
            <text:p>0.015</text:p>
          </table:table-cell>
          <table:table-cell office:value-type="float" office:value="58.41">
            <text:p>58.41</text:p>
          </table:table-cell>
          <table:table-cell office:value-type="float" office:value="63.92">
            <text:p>63.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58.23">
            <text:p>58.23</text:p>
          </table:table-cell>
          <table:table-cell office:value-type="float" office:value="64.15">
            <text:p>64.1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58.29">
            <text:p>58.29</text:p>
          </table:table-cell>
          <table:table-cell office:value-type="float" office:value="63.36">
            <text:p>63.3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58.42">
            <text:p>58.42</text:p>
          </table:table-cell>
          <table:table-cell office:value-type="float" office:value="63.72">
            <text:p>63.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58.35">
            <text:p>58.35</text:p>
          </table:table-cell>
          <table:table-cell office:value-type="float" office:value="63.12">
            <text:p>63.1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 office:value-type="float" office:value="58.52">
            <text:p>58.52</text:p>
          </table:table-cell>
          <table:table-cell office:value-type="float" office:value="63.43">
            <text:p>63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 office:value-type="float" office:value="58.31">
            <text:p>58.31</text:p>
          </table:table-cell>
          <table:table-cell office:value-type="float" office:value="63.84">
            <text:p>63.84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5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7.48">
            <text:p>37.48</text:p>
          </table:table-cell>
          <table:table-cell>
            <draw:frame table:end-cell-address="Sheet1.J150" table:end-x="0.3012in" table:end-y="0.1772in" draw:z-index="7" draw:style-name="gr1" svg:width="4in" svg:height="2.75in" svg:x="0.7465in" svg:y="0.0945in">
              <draw:object draw:notify-on-update-of-ranges="Sheet1.B135:Sheet1.B153 Sheet1.A134:Sheet1.A134 Sheet1.D135:Sheet1.D143 Sheet1.A144:Sheet1.A144 Sheet1.D145:Sheet1.D15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7.35">
            <text:p>37.35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11">
            <text:p>38.11</text:p>
          </table:table-cell>
          <table:table-cell table:number-columns-repeated="6"/>
          <table:table-cell>
            <draw:frame table:end-cell-address="Sheet1.P153" table:end-x="0.3197in" table:end-y="0.0063in" draw:z-index="9" draw:style-name="gr1" svg:width="4in" svg:height="2.7598in" svg:x="0.7646in" svg:y="0.0913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7.52">
            <text:p>37.5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7.466">
            <text:p>37.4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7.48">
            <text:p>37.4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6.89">
            <text:p>36.89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02">
            <text:p>38.02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7.43">
            <text:p>37.43</text:p>
          </table:table-cell>
          <table:table-cell table:number-columns-repeated="14"/>
        </table:table-row>
        <table:table-row table:style-name="ro1">
          <table:table-cell office:value-type="string">
            <text:p>2000 Schritte</text:p>
          </table:table-cell>
          <table:table-cell office:value-type="string">
            <text:p>epsilon0</text:p>
          </table:table-cell>
          <table:table-cell office:value-type="string">
            <text:p>Abdeckung</text:p>
          </table:table-cell>
          <table:table-cell office:value-type="string">
            <text:p>Qualität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1">
            <text:p>0.001</text:p>
          </table:table-cell>
          <table:table-cell/>
          <table:table-cell office:value-type="float" office:value="38.8">
            <text:p>38.8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2">
            <text:p>0.002</text:p>
          </table:table-cell>
          <table:table-cell/>
          <table:table-cell office:value-type="float" office:value="38.53">
            <text:p>38.53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0.005">
            <text:p>0.005</text:p>
          </table:table-cell>
          <table:table-cell/>
          <table:table-cell office:value-type="float" office:value="38.55">
            <text:p>38.5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1">
            <text:p>0.01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2">
            <text:p>0.02</text:p>
          </table:table-cell>
          <table:table-cell/>
          <table:table-cell office:value-type="float" office:value="38.65">
            <text:p>38.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05">
            <text:p>0.05</text:p>
          </table:table-cell>
          <table:table-cell/>
          <table:table-cell office:value-type="float" office:value="38.19">
            <text:p>38.1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">
            <text:p>0.1</text:p>
          </table:table-cell>
          <table:table-cell/>
          <table:table-cell office:value-type="float" office:value="38.01">
            <text:p>38.01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2">
            <text:p>0.2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float" office:value="0.5">
            <text:p>0.5</text:p>
          </table:table-cell>
          <table:table-cell/>
          <table:table-cell office:value-type="float" office:value="38.43">
            <text:p>38.43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>
            <draw:frame table:end-cell-address="Sheet1.O170" table:end-x="0.0449in" table:end-y="0.1531in" draw:z-index="10" draw:style-name="gr1" svg:width="4in" svg:height="2.7598in" svg:x="0.4898in" svg:y="0.0602in">
              <draw:object draw:notify-on-update-of-ranges="Sheet1.B170:Sheet1.B180 Sheet1.C157:Sheet1.C157 Sheet1.C170:Sheet1.C180 Sheet1.D157:Sheet1.D157 Sheet1.D170:Sheet1.D180 Sheet1.E157:Sheet1.E157 Sheet1.E170:Sheet1.E180 Sheet1.F157:Sheet1.F157 Sheet1.F170:Sheet1.F180 Sheet1.G157:Sheet1.G157 Sheet1.G170:Sheet1.G180 Sheet1.H157:Sheet1.H157 Sheet1.H170:Sheet1.H1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Random, one direction change, Speed compare, Pillar, 8 Agents</text:p>
          </table:table-cell>
          <table:table-cell office:value-type="string">
            <text:p>Speed</text:p>
          </table:table-cell>
          <table:table-cell office:value-type="string">
            <text:p>Randomized</text:p>
          </table:table-cell>
          <table:table-cell office:value-type="string">
            <text:p>Einfache Heuristik</text:p>
          </table:table-cell>
          <table:table-cell office:value-type="string">
            <text:p>Intelligente Heuristik</text:p>
          </table:table-cell>
          <table:table-cell office:value-type="string">
            <text:p>XCS (500)</text:p>
          </table:table-cell>
          <table:table-cell office:value-type="string">
            <text:p>SXCS (500)</text:p>
          </table:table-cell>
          <table:table-cell office:value-type="string">
            <text:p>SXCS (2000)</text:p>
          </table:table-cell>
          <table:table-cell office:value-type="string">
            <text:p>DSXCS 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0.0-0.9 nur 1 experimen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48.21">
            <text:p>48.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1">
            <text:p>0.1</text:p>
          </table:table-cell>
          <table:table-cell table:number-columns-repeated="5"/>
          <table:table-cell office:value-type="float" office:value="43.39">
            <text:p>43.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">
            <text:p>0.2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">
            <text:p>0.3</text:p>
          </table:table-cell>
          <table:table-cell table:number-columns-repeated="5"/>
          <table:table-cell office:value-type="float" office:value="43.33">
            <text:p>43.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">
            <text:p>0.4</text:p>
          </table:table-cell>
          <table:table-cell table:number-columns-repeated="5"/>
          <table:table-cell office:value-type="float" office:value="41.12">
            <text:p>41.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5">
            <text:p>0.5</text:p>
          </table:table-cell>
          <table:table-cell table:number-columns-repeated="5"/>
          <table:table-cell office:value-type="float" office:value="38.42">
            <text:p>38.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6">
            <text:p>0.6</text:p>
          </table:table-cell>
          <table:table-cell table:number-columns-repeated="5"/>
          <table:table-cell office:value-type="float" office:value="39.86">
            <text:p>39.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7">
            <text:p>0.7</text:p>
          </table:table-cell>
          <table:table-cell table:number-columns-repeated="5"/>
          <table:table-cell office:value-type="float" office:value="38.31">
            <text:p>38.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8">
            <text:p>0.8</text:p>
          </table:table-cell>
          <table:table-cell table:number-columns-repeated="5"/>
          <table:table-cell office:value-type="float" office:value="40.77">
            <text:p>40.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9">
            <text:p>0.9</text:p>
          </table:table-cell>
          <table:table-cell table:number-columns-repeated="5"/>
          <table:table-cell office:value-type="float" office:value="39.82">
            <text:p>39.82</text:p>
          </table:table-cell>
          <table:table-cell table:number-columns-repeated="10"/>
        </table:table-row>
        <table:table-row table:style-name="ro1">
          <table:table-cell office:value-type="string">
            <text:p>Randomized</text:p>
          </table:table-cell>
          <table:table-cell office:value-type="float" office:value="1">
            <text:p>1</text:p>
          </table:table-cell>
          <table:table-cell office:value-type="float" office:value="32.93">
            <text:p>32.93</text:p>
          </table:table-cell>
          <table:table-cell office:value-type="float" office:value="91.07">
            <text:p>91.07</text:p>
          </table:table-cell>
          <table:table-cell office:value-type="float" office:value="92.1">
            <text:p>92.1</text:p>
          </table:table-cell>
          <table:table-cell office:value-type="float" office:value="32.414">
            <text:p>32.41</text:p>
          </table:table-cell>
          <table:table-cell office:value-type="float" office:value="39.64">
            <text:p>39.64</text:p>
          </table:table-cell>
          <table:table-cell office:value-type="float" office:value="40.15">
            <text:p>40.15</text:p>
          </table:table-cell>
          <table:table-cell office:value-type="float" office:value="39.93">
            <text:p>39.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33.78">
            <text:p>33.78</text:p>
          </table:table-cell>
          <table:table-cell office:value-type="float" office:value="87.78">
            <text:p>87.78</text:p>
          </table:table-cell>
          <table:table-cell office:value-type="float" office:value="89.4">
            <text:p>89.4</text:p>
          </table:table-cell>
          <table:table-cell office:value-type="float" office:value="32.69">
            <text:p>32.69</text:p>
          </table:table-cell>
          <table:table-cell office:value-type="float" office:value="38.68">
            <text:p>38.68</text:p>
          </table:table-cell>
          <table:table-cell office:value-type="float" office:value="39.3">
            <text:p>39.3</text:p>
          </table:table-cell>
          <table:table-cell office:value-type="float" office:value="39.64">
            <text:p>39.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33.14">
            <text:p>33.14</text:p>
          </table:table-cell>
          <table:table-cell office:value-type="float" office:value="84.85">
            <text:p>84.85</text:p>
          </table:table-cell>
          <table:table-cell office:value-type="float" office:value="86.64">
            <text:p>86.64</text:p>
          </table:table-cell>
          <table:table-cell office:value-type="float" office:value="32.54">
            <text:p>32.54</text:p>
          </table:table-cell>
          <table:table-cell office:value-type="float" office:value="38.23">
            <text:p>38.23</text:p>
          </table:table-cell>
          <table:table-cell office:value-type="float" office:value="39.15">
            <text:p>39.15</text:p>
          </table:table-cell>
          <table:table-cell office:value-type="float" office:value="39.35">
            <text:p>39.3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32.09">
            <text:p>32.09</text:p>
          </table:table-cell>
          <table:table-cell office:value-type="float" office:value="81.53">
            <text:p>81.53</text:p>
          </table:table-cell>
          <table:table-cell office:value-type="float" office:value="83.58">
            <text:p>83.58</text:p>
          </table:table-cell>
          <table:table-cell office:value-type="float" office:value="31.69">
            <text:p>31.69</text:p>
          </table:table-cell>
          <table:table-cell office:value-type="float" office:value="38.09">
            <text:p>38.09</text:p>
          </table:table-cell>
          <table:table-cell office:value-type="float" office:value="39.62">
            <text:p>39.62</text:p>
          </table:table-cell>
          <table:table-cell office:value-type="float" office:value="39.14">
            <text:p>39.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32.23">
            <text:p>32.23</text:p>
          </table:table-cell>
          <table:table-cell office:value-type="float" office:value="78.84">
            <text:p>78.84</text:p>
          </table:table-cell>
          <table:table-cell office:value-type="float" office:value="80.99">
            <text:p>80.99</text:p>
          </table:table-cell>
          <table:table-cell office:value-type="float" office:value="32.16">
            <text:p>32.16</text:p>
          </table:table-cell>
          <table:table-cell office:value-type="float" office:value="37.68">
            <text:p>37.68</text:p>
          </table:table-cell>
          <table:table-cell office:value-type="float" office:value="38.82">
            <text:p>38.82</text:p>
          </table:table-cell>
          <table:table-cell office:value-type="float" office:value="39.05">
            <text:p>39.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2.98">
            <text:p>32.98</text:p>
          </table:table-cell>
          <table:table-cell office:value-type="float" office:value="76.08">
            <text:p>76.08</text:p>
          </table:table-cell>
          <table:table-cell office:value-type="float" office:value="78.27">
            <text:p>78.27</text:p>
          </table:table-cell>
          <table:table-cell office:value-type="float" office:value="31.79">
            <text:p>31.79</text:p>
          </table:table-cell>
          <table:table-cell office:value-type="float" office:value="38.09">
            <text:p>38.09</text:p>
          </table:table-cell>
          <table:table-cell office:value-type="float" office:value="38.89">
            <text:p>38.89</text:p>
          </table:table-cell>
          <table:table-cell office:value-type="float" office:value="38.97">
            <text:p>38.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32.81">
            <text:p>32.81</text:p>
          </table:table-cell>
          <table:table-cell office:value-type="float" office:value="73.91">
            <text:p>73.91</text:p>
          </table:table-cell>
          <table:table-cell office:value-type="float" office:value="76.77">
            <text:p>76.77</text:p>
          </table:table-cell>
          <table:table-cell office:value-type="float" office:value="33.19">
            <text:p>33.19</text:p>
          </table:table-cell>
          <table:table-cell office:value-type="float" office:value="37.76">
            <text:p>37.76</text:p>
          </table:table-cell>
          <table:table-cell office:value-type="float" office:value="38.18">
            <text:p>38.18</text:p>
          </table:table-cell>
          <table:table-cell office:value-type="float" office:value="39.01">
            <text:p>39.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32.87">
            <text:p>32.87</text:p>
          </table:table-cell>
          <table:table-cell office:value-type="float" office:value="71.34">
            <text:p>71.34</text:p>
          </table:table-cell>
          <table:table-cell office:value-type="float" office:value="74.49">
            <text:p>74.49</text:p>
          </table:table-cell>
          <table:table-cell office:value-type="float" office:value="32.28">
            <text:p>32.28</text:p>
          </table:table-cell>
          <table:table-cell office:value-type="float" office:value="38.17">
            <text:p>38.17</text:p>
          </table:table-cell>
          <table:table-cell office:value-type="float" office:value="38.2">
            <text:p>38.2</text:p>
          </table:table-cell>
          <table:table-cell office:value-type="float" office:value="38.54">
            <text:p>38.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33.26">
            <text:p>33.26</text:p>
          </table:table-cell>
          <table:table-cell office:value-type="float" office:value="69.49">
            <text:p>69.49</text:p>
          </table:table-cell>
          <table:table-cell office:value-type="float" office:value="72.63">
            <text:p>72.63</text:p>
          </table:table-cell>
          <table:table-cell office:value-type="float" office:value="32.62">
            <text:p>32.62</text:p>
          </table:table-cell>
          <table:table-cell office:value-type="float" office:value="38.12">
            <text:p>38.12</text:p>
          </table:table-cell>
          <table:table-cell office:value-type="float" office:value="38.32">
            <text:p>38.32</text:p>
          </table:table-cell>
          <table:table-cell office:value-type="float" office:value="38.25">
            <text:p>38.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32.72">
            <text:p>32.72</text:p>
          </table:table-cell>
          <table:table-cell office:value-type="float" office:value="67.58">
            <text:p>67.58</text:p>
          </table:table-cell>
          <table:table-cell office:value-type="float" office:value="70.92">
            <text:p>70.92</text:p>
          </table:table-cell>
          <table:table-cell office:value-type="float" office:value="33.4">
            <text:p>33.4</text:p>
          </table:table-cell>
          <table:table-cell office:value-type="float" office:value="36.14">
            <text:p>36.14</text:p>
          </table:table-cell>
          <table:table-cell office:value-type="float" office:value="37.7">
            <text:p>37.7</text:p>
          </table:table-cell>
          <table:table-cell office:value-type="float" office:value="38.29">
            <text:p>3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3.08">
            <text:p>33.08</text:p>
          </table:table-cell>
          <table:table-cell office:value-type="float" office:value="64.77">
            <text:p>64.77</text:p>
          </table:table-cell>
          <table:table-cell office:value-type="float" office:value="68.55">
            <text:p>68.55</text:p>
          </table:table-cell>
          <table:table-cell office:value-type="float" office:value="31.94">
            <text:p>31.94</text:p>
          </table:table-cell>
          <table:table-cell office:value-type="float" office:value="35.96">
            <text:p>35.96</text:p>
          </table:table-cell>
          <table:table-cell office:value-type="float" office:value="37.71">
            <text:p>37.71</text:p>
          </table:table-cell>
          <table:table-cell office:value-type="float" office:value="37.65">
            <text:p>37.65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quadratisch</text:p>
          </table:table-cell>
          <table:table-cell office:value-type="string">
            <text:p>linear</text:p>
          </table:table-cell>
          <table:table-cell table:number-columns-repeated="15"/>
        </table:table-row>
        <table:table-row table:style-name="ro1">
          <table:table-cell office:value-type="string">
            <text:p>Vergleich reward</text:p>
          </table:table-cell>
          <table:table-cell office:value-type="float" office:value="37.71">
            <text:p>37.71</text:p>
          </table:table-cell>
          <table:table-cell office:value-type="float" office:value="37.32">
            <text:p>37.32</text:p>
          </table:table-cell>
          <table:table-cell office:value-type="string">
            <text:p>2000, pillar, direction change 2</text:p>
          </table:table-cell>
          <table:table-cell table:number-columns-repeated="14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>
            <text:p>direction change, pillar, sxcs, prediction discount</text:p>
          </table:table-cell>
          <table:table-cell office:value-type="string">
            <text:p>prediction discount</text:p>
          </table:table-cell>
          <table:table-cell office:value-type="string">
            <text:p>SXCS (2000 Schritte)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37.86">
            <text:p>37.8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7.22">
            <text:p>37.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37.74">
            <text:p>37.7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37.28">
            <text:p>37.2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37.75">
            <text:p>37.7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37.67">
            <text:p>37.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71">
            <text:p>0.71</text:p>
          </table:table-cell>
          <table:table-cell office:value-type="float" office:value="37.71">
            <text:p>37.7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37.49">
            <text:p>37.4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37.36">
            <text:p>37.3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37.65">
            <text:p>37.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7.44">
            <text:p>37.44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illar, 8 Agenten, randomized, one direction change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/>
          <table:table-cell>
            <draw:frame table:end-cell-address="Sheet1.N225" table:end-x="0.3323in" table:end-y="0.0382in" draw:z-index="12" draw:style-name="gr1" svg:width="6in" svg:height="2.7598in" svg:x="0.5555in" svg:y="0.1232in">
              <draw:object draw:notify-on-update-of-ranges="Sheet1.B210:Sheet1.B230 Sheet1.C209:Sheet1.C209 Sheet1.C210:Sheet1.C23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96.5">
            <text:p>96.5</text:p>
          </table:table-cell>
          <table:table-cell office:value-type="float" office:value="97.8">
            <text:p>97.8</text:p>
          </table:table-cell>
          <table:table-cell table:formula="of:=[.E210]-[.D210]" office:value-type="float" office:value="1.3">
            <text:p>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30.05">
            <text:p>30.05</text:p>
          </table:table-cell>
          <table:table-cell office:value-type="float" office:value="96.46">
            <text:p>96.46</text:p>
          </table:table-cell>
          <table:table-cell office:value-type="float" office:value="97.63">
            <text:p>97.63</text:p>
          </table:table-cell>
          <table:table-cell table:formula="of:=[.E211]-[.D211]" office:value-type="float" office:value="1.17">
            <text:p>1.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9.99">
            <text:p>29.99</text:p>
          </table:table-cell>
          <table:table-cell office:value-type="float" office:value="95.66">
            <text:p>95.66</text:p>
          </table:table-cell>
          <table:table-cell office:value-type="float" office:value="97.12">
            <text:p>97.12</text:p>
          </table:table-cell>
          <table:table-cell table:formula="of:=[.E212]-[.D212]" office:value-type="float" office:value="1.46000000000001">
            <text:p>1.4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30.06">
            <text:p>30.06</text:p>
          </table:table-cell>
          <table:table-cell office:value-type="float" office:value="95.14">
            <text:p>95.14</text:p>
          </table:table-cell>
          <table:table-cell office:value-type="float" office:value="96.42">
            <text:p>96.42</text:p>
          </table:table-cell>
          <table:table-cell table:formula="of:=[.E213]-[.D213]" office:value-type="float" office:value="1.28">
            <text:p>1.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29.13">
            <text:p>29.13</text:p>
          </table:table-cell>
          <table:table-cell office:value-type="float" office:value="93.71">
            <text:p>93.71</text:p>
          </table:table-cell>
          <table:table-cell office:value-type="float" office:value="95.65">
            <text:p>95.65</text:p>
          </table:table-cell>
          <table:table-cell table:formula="of:=[.E214]-[.D214]" office:value-type="float" office:value="1.94000000000001">
            <text:p>1.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29.29">
            <text:p>29.29</text:p>
          </table:table-cell>
          <table:table-cell office:value-type="float" office:value="92.92">
            <text:p>92.92</text:p>
          </table:table-cell>
          <table:table-cell office:value-type="float" office:value="94.64">
            <text:p>94.64</text:p>
          </table:table-cell>
          <table:table-cell table:formula="of:=[.E215]-[.D215]" office:value-type="float" office:value="1.72">
            <text:p>1.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29.45">
            <text:p>29.45</text:p>
          </table:table-cell>
          <table:table-cell office:value-type="float" office:value="92.38">
            <text:p>92.38</text:p>
          </table:table-cell>
          <table:table-cell office:value-type="float" office:value="93.81">
            <text:p>93.81</text:p>
          </table:table-cell>
          <table:table-cell table:formula="of:=[.E216]-[.D216]" office:value-type="float" office:value="1.43000000000001">
            <text:p>1.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28.62">
            <text:p>28.62</text:p>
          </table:table-cell>
          <table:table-cell office:value-type="float" office:value="90.56">
            <text:p>90.56</text:p>
          </table:table-cell>
          <table:table-cell office:value-type="float" office:value="92.51">
            <text:p>92.51</text:p>
          </table:table-cell>
          <table:table-cell table:formula="of:=[.E217]-[.D217]" office:value-type="float" office:value="1.95">
            <text:p>1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29.41">
            <text:p>29.41</text:p>
          </table:table-cell>
          <table:table-cell office:value-type="float" office:value="89.66">
            <text:p>89.66</text:p>
          </table:table-cell>
          <table:table-cell office:value-type="float" office:value="91.32">
            <text:p>91.32</text:p>
          </table:table-cell>
          <table:table-cell table:formula="of:=[.E218]-[.D218]" office:value-type="float" office:value="1.66">
            <text:p>1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29.33">
            <text:p>29.33</text:p>
          </table:table-cell>
          <table:table-cell office:value-type="float" office:value="87.08">
            <text:p>87.08</text:p>
          </table:table-cell>
          <table:table-cell office:value-type="float" office:value="89.18">
            <text:p>89.18</text:p>
          </table:table-cell>
          <table:table-cell table:formula="of:=[.E219]-[.D219]" office:value-type="float" office:value="2.10000000000001">
            <text:p>2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9.05">
            <text:p>29.05</text:p>
          </table:table-cell>
          <table:table-cell office:value-type="float" office:value="86.11">
            <text:p>86.11</text:p>
          </table:table-cell>
          <table:table-cell office:value-type="float" office:value="87.47">
            <text:p>87.47</text:p>
          </table:table-cell>
          <table:table-cell table:formula="of:=[.E220]-[.D220]" office:value-type="float" office:value="1.36">
            <text:p>1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28.63">
            <text:p>28.63</text:p>
          </table:table-cell>
          <table:table-cell office:value-type="float" office:value="81.1">
            <text:p>81.1</text:p>
          </table:table-cell>
          <table:table-cell office:value-type="float" office:value="83.48">
            <text:p>83.48</text:p>
          </table:table-cell>
          <table:table-cell table:formula="of:=[.E221]-[.D221]" office:value-type="float" office:value="2.38000000000001">
            <text:p>2.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29.64">
            <text:p>29.64</text:p>
          </table:table-cell>
          <table:table-cell office:value-type="float" office:value="76.88">
            <text:p>76.88</text:p>
          </table:table-cell>
          <table:table-cell office:value-type="float" office:value="79.86">
            <text:p>79.86</text:p>
          </table:table-cell>
          <table:table-cell table:formula="of:=[.E222]-[.D222]" office:value-type="float" office:value="2.98">
            <text:p>2.9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29.19">
            <text:p>29.19</text:p>
          </table:table-cell>
          <table:table-cell office:value-type="float" office:value="73.85">
            <text:p>73.85</text:p>
          </table:table-cell>
          <table:table-cell office:value-type="float" office:value="76.73">
            <text:p>76.73</text:p>
          </table:table-cell>
          <table:table-cell table:formula="of:=[.E223]-[.D223]" office:value-type="float" office:value="2.88000000000001">
            <text:p>2.8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29.86">
            <text:p>29.86</text:p>
          </table:table-cell>
          <table:table-cell office:value-type="float" office:value="70.3">
            <text:p>70.3</text:p>
          </table:table-cell>
          <table:table-cell office:value-type="float" office:value="73.86">
            <text:p>73.86</text:p>
          </table:table-cell>
          <table:table-cell table:formula="of:=[.E224]-[.D224]" office:value-type="float" office:value="3.56">
            <text:p>3.5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30.35">
            <text:p>30.35</text:p>
          </table:table-cell>
          <table:table-cell office:value-type="float" office:value="67.72">
            <text:p>67.72</text:p>
          </table:table-cell>
          <table:table-cell office:value-type="float" office:value="71.25">
            <text:p>71.25</text:p>
          </table:table-cell>
          <table:table-cell table:formula="of:=[.E225]-[.D225]" office:value-type="float" office:value="3.53">
            <text:p>3.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29.99">
            <text:p>29.99</text:p>
          </table:table-cell>
          <table:table-cell office:value-type="float" office:value="65.75">
            <text:p>65.75</text:p>
          </table:table-cell>
          <table:table-cell office:value-type="float" office:value="68.49">
            <text:p>68.49</text:p>
          </table:table-cell>
          <table:table-cell table:formula="of:=[.E226]-[.D226]" office:value-type="float" office:value="2.73999999999999">
            <text:p>2.7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29.98">
            <text:p>29.98</text:p>
          </table:table-cell>
          <table:table-cell office:value-type="float" office:value="62.61">
            <text:p>62.61</text:p>
          </table:table-cell>
          <table:table-cell office:value-type="float" office:value="66.27">
            <text:p>66.27</text:p>
          </table:table-cell>
          <table:table-cell table:formula="of:=[.E227]-[.D227]" office:value-type="float" office:value="3.66">
            <text:p>3.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29.5">
            <text:p>29.5</text:p>
          </table:table-cell>
          <table:table-cell office:value-type="float" office:value="60.32">
            <text:p>60.32</text:p>
          </table:table-cell>
          <table:table-cell office:value-type="float" office:value="64.24">
            <text:p>64.24</text:p>
          </table:table-cell>
          <table:table-cell table:formula="of:=[.E228]-[.D228]" office:value-type="float" office:value="3.91999999999999">
            <text:p>3.92</text:p>
          </table:table-cell>
          <table:table-cell>
            <draw:frame table:end-cell-address="Sheet1.N244" table:end-x="0.5626in" table:end-y="0.0378in" draw:z-index="13" draw:style-name="gr1" svg:width="6in" svg:height="2.7598in" svg:x="0.7858in" svg:y="0.1228in">
              <draw:object draw:notify-on-update-of-ranges="Sheet1.B210:Sheet1.B230 Sheet1.D209:Sheet1.D209 Sheet1.D210:Sheet1.D230 Sheet1.E209:Sheet1.E209 Sheet1.E210:Sheet1.E23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29.52">
            <text:p>29.52</text:p>
          </table:table-cell>
          <table:table-cell office:value-type="float" office:value="58.28">
            <text:p>58.28</text:p>
          </table:table-cell>
          <table:table-cell office:value-type="float" office:value="62.23">
            <text:p>62.23</text:p>
          </table:table-cell>
          <table:table-cell table:formula="of:=[.E229]-[.D229]" office:value-type="float" office:value="3.95">
            <text:p>3.9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9.17">
            <text:p>29.17</text:p>
          </table:table-cell>
          <table:table-cell office:value-type="float" office:value="56.19">
            <text:p>56.19</text:p>
          </table:table-cell>
          <table:table-cell office:value-type="float" office:value="60.41">
            <text:p>60.41</text:p>
          </table:table-cell>
          <table:table-cell table:formula="of:=[.E230]-[.D230]" office:value-type="float" office:value="4.22">
            <text:p>4.22</text:p>
          </table:table-cell>
          <table:table-cell table:number-columns-repeated="12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office:value-type="string">
            <text:p>Pillar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61" table:end-x="0.7055in" table:end-y="0.1323in" draw:z-index="14" draw:style-name="gr1" svg:width="6in" svg:height="2.7598in" svg:x="0.0398in" svg:y="0.0394in">
              <draw:object draw:notify-on-update-of-ranges="Sheet1.B247:Sheet1.B267 Sheet1.C246:Sheet1.C246 Sheet1.C247:Sheet1.C267 Sheet1.D246:Sheet1.D246 Sheet1.D247:Sheet1.D267 Sheet1.E246:Sheet1.E246 Sheet1.E247:Sheet1.E267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.86">
            <text:p>30.86</text:p>
          </table:table-cell>
          <table:table-cell office:value-type="float" office:value="96.49">
            <text:p>96.49</text:p>
          </table:table-cell>
          <table:table-cell office:value-type="float" office:value="97.81">
            <text:p>97.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4.87">
            <text:p>24.87</text:p>
          </table:table-cell>
          <table:table-cell office:value-type="float" office:value="96.62">
            <text:p>96.62</text:p>
          </table:table-cell>
          <table:table-cell office:value-type="float" office:value="97.72">
            <text:p>97.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1.46">
            <text:p>21.46</text:p>
          </table:table-cell>
          <table:table-cell office:value-type="float" office:value="95.76">
            <text:p>95.76</text:p>
          </table:table-cell>
          <table:table-cell office:value-type="float" office:value="97.39">
            <text:p>97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18.7">
            <text:p>18.7</text:p>
          </table:table-cell>
          <table:table-cell office:value-type="float" office:value="95.12">
            <text:p>95.12</text:p>
          </table:table-cell>
          <table:table-cell office:value-type="float" office:value="96.21">
            <text:p>96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6.8">
            <text:p>16.8</text:p>
          </table:table-cell>
          <table:table-cell office:value-type="float" office:value="94.05">
            <text:p>94.05</text:p>
          </table:table-cell>
          <table:table-cell office:value-type="float" office:value="95.51">
            <text:p>95.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5.73">
            <text:p>15.73</text:p>
          </table:table-cell>
          <table:table-cell office:value-type="float" office:value="92.1">
            <text:p>92.1</text:p>
          </table:table-cell>
          <table:table-cell office:value-type="float" office:value="94.26">
            <text:p>94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4.72">
            <text:p>14.72</text:p>
          </table:table-cell>
          <table:table-cell office:value-type="float" office:value="90.44">
            <text:p>90.44</text:p>
          </table:table-cell>
          <table:table-cell office:value-type="float" office:value="91.66">
            <text:p>91.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3.46">
            <text:p>13.46</text:p>
          </table:table-cell>
          <table:table-cell office:value-type="float" office:value="88.39">
            <text:p>88.39</text:p>
          </table:table-cell>
          <table:table-cell office:value-type="float" office:value="90.18">
            <text:p>90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4.06">
            <text:p>14.06</text:p>
          </table:table-cell>
          <table:table-cell office:value-type="float" office:value="86.02">
            <text:p>86.02</text:p>
          </table:table-cell>
          <table:table-cell office:value-type="float" office:value="88.26">
            <text:p>88.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3.48">
            <text:p>13.48</text:p>
          </table:table-cell>
          <table:table-cell office:value-type="float" office:value="83.54">
            <text:p>83.54</text:p>
          </table:table-cell>
          <table:table-cell office:value-type="float" office:value="86.57">
            <text:p>86.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84">
            <text:p>12.84</text:p>
          </table:table-cell>
          <table:table-cell office:value-type="float" office:value="81.59">
            <text:p>81.59</text:p>
          </table:table-cell>
          <table:table-cell office:value-type="float" office:value="84.54">
            <text:p>84.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1.91">
            <text:p>11.91</text:p>
          </table:table-cell>
          <table:table-cell office:value-type="float" office:value="74.28">
            <text:p>74.28</text:p>
          </table:table-cell>
          <table:table-cell office:value-type="float" office:value="78.79">
            <text:p>78.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1.63">
            <text:p>11.63</text:p>
          </table:table-cell>
          <table:table-cell office:value-type="float" office:value="68.53">
            <text:p>68.53</text:p>
          </table:table-cell>
          <table:table-cell office:value-type="float" office:value="73.13">
            <text:p>73.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1.01">
            <text:p>11.01</text:p>
          </table:table-cell>
          <table:table-cell office:value-type="float" office:value="63.79">
            <text:p>63.79</text:p>
          </table:table-cell>
          <table:table-cell office:value-type="float" office:value="69.05">
            <text:p>69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0.89">
            <text:p>10.89</text:p>
          </table:table-cell>
          <table:table-cell office:value-type="float" office:value="59.32">
            <text:p>59.32</text:p>
          </table:table-cell>
          <table:table-cell office:value-type="float" office:value="64.91">
            <text:p>64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1.3">
            <text:p>11.3</text:p>
          </table:table-cell>
          <table:table-cell office:value-type="float" office:value="55.62">
            <text:p>55.62</text:p>
          </table:table-cell>
          <table:table-cell office:value-type="float" office:value="62.32">
            <text:p>62.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0.61">
            <text:p>10.61</text:p>
          </table:table-cell>
          <table:table-cell office:value-type="float" office:value="51.71">
            <text:p>51.71</text:p>
          </table:table-cell>
          <table:table-cell office:value-type="float" office:value="58.19">
            <text:p>58.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0.41">
            <text:p>10.41</text:p>
          </table:table-cell>
          <table:table-cell office:value-type="float" office:value="48.35">
            <text:p>48.35</text:p>
          </table:table-cell>
          <table:table-cell office:value-type="float" office:value="55.46">
            <text:p>55.4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0.48">
            <text:p>10.48</text:p>
          </table:table-cell>
          <table:table-cell office:value-type="float" office:value="45.22">
            <text:p>45.22</text:p>
          </table:table-cell>
          <table:table-cell office:value-type="float" office:value="52.6">
            <text:p>52.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9.9">
            <text:p>9.9</text:p>
          </table:table-cell>
          <table:table-cell office:value-type="float" office:value="42.66">
            <text:p>42.66</text:p>
          </table:table-cell>
          <table:table-cell office:value-type="float" office:value="50.35">
            <text:p>50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.5">
            <text:p>10.5</text:p>
          </table:table-cell>
          <table:table-cell office:value-type="float" office:value="40.11">
            <text:p>40.11</text:p>
          </table:table-cell>
          <table:table-cell office:value-type="float" office:value="48.26">
            <text:p>48.26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random02099, 8 Agenten, randomized, intelligent</text:p>
          </table:table-cell>
          <table:table-cell office:value-type="string">
            <text:p>Geschwindigkeit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285" table:end-x="0.7055in" table:end-y="0.1323in" draw:z-index="15" draw:style-name="gr1" svg:width="6in" svg:height="2.7598in" svg:x="0.0398in" svg:y="0.0394in">
              <draw:object draw:notify-on-update-of-ranges="Sheet1.B271:Sheet1.B291 Sheet1.C270:Sheet1.C270 Sheet1.C271:Sheet1.C291 Sheet1.D270:Sheet1.D270 Sheet1.D271:Sheet1.D291 Sheet1.E270:Sheet1.E270 Sheet1.E271:Sheet1.E291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3.57">
            <text:p>33.57</text:p>
          </table:table-cell>
          <table:table-cell office:value-type="float" office:value="97.79">
            <text:p>97.79</text:p>
          </table:table-cell>
          <table:table-cell office:value-type="float" office:value="96.08">
            <text:p>96.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>
            <text:p>0.1</text:p>
          </table:table-cell>
          <table:table-cell office:value-type="float" office:value="28.11">
            <text:p>28.11</text:p>
          </table:table-cell>
          <table:table-cell office:value-type="float" office:value="94.75">
            <text:p>94.75</text:p>
          </table:table-cell>
          <table:table-cell office:value-type="float" office:value="95.98">
            <text:p>95.9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2">
            <text:p>0.2</text:p>
          </table:table-cell>
          <table:table-cell office:value-type="float" office:value="22.85">
            <text:p>22.85</text:p>
          </table:table-cell>
          <table:table-cell office:value-type="float" office:value="91.63">
            <text:p>91.63</text:p>
          </table:table-cell>
          <table:table-cell office:value-type="float" office:value="94.69">
            <text:p>94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3">
            <text:p>0.3</text:p>
          </table:table-cell>
          <table:table-cell office:value-type="float" office:value="20.81">
            <text:p>20.81</text:p>
          </table:table-cell>
          <table:table-cell office:value-type="float" office:value="90.31">
            <text:p>90.31</text:p>
          </table:table-cell>
          <table:table-cell office:value-type="float" office:value="93.21">
            <text:p>93.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19.71">
            <text:p>19.71</text:p>
          </table:table-cell>
          <table:table-cell office:value-type="float" office:value="86.78">
            <text:p>86.78</text:p>
          </table:table-cell>
          <table:table-cell office:value-type="float" office:value="90.36">
            <text:p>90.3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17.95">
            <text:p>17.95</text:p>
          </table:table-cell>
          <table:table-cell office:value-type="float" office:value="85.02">
            <text:p>85.02</text:p>
          </table:table-cell>
          <table:table-cell office:value-type="float" office:value="87.17">
            <text:p>87.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17.42">
            <text:p>17.42</text:p>
          </table:table-cell>
          <table:table-cell office:value-type="float" office:value="83.1">
            <text:p>83.1</text:p>
          </table:table-cell>
          <table:table-cell office:value-type="float" office:value="85.4">
            <text:p>85.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7">
            <text:p>0.7</text:p>
          </table:table-cell>
          <table:table-cell office:value-type="float" office:value="16.4">
            <text:p>16.4</text:p>
          </table:table-cell>
          <table:table-cell office:value-type="float" office:value="79.98">
            <text:p>79.98</text:p>
          </table:table-cell>
          <table:table-cell office:value-type="float" office:value="83.2">
            <text:p>8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15.04">
            <text:p>15.04</text:p>
          </table:table-cell>
          <table:table-cell office:value-type="float" office:value="78.06">
            <text:p>78.06</text:p>
          </table:table-cell>
          <table:table-cell office:value-type="float" office:value="80.44">
            <text:p>80.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9">
            <text:p>0.9</text:p>
          </table:table-cell>
          <table:table-cell office:value-type="float" office:value="14.48">
            <text:p>14.48</text:p>
          </table:table-cell>
          <table:table-cell office:value-type="float" office:value="74.48">
            <text:p>74.48</text:p>
          </table:table-cell>
          <table:table-cell office:value-type="float" office:value="78.35">
            <text:p>78.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3.56">
            <text:p>13.56</text:p>
          </table:table-cell>
          <table:table-cell office:value-type="float" office:value="72.34">
            <text:p>72.34</text:p>
          </table:table-cell>
          <table:table-cell office:value-type="float" office:value="75.59">
            <text:p>75.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1">
            <text:p>1.1</text:p>
          </table:table-cell>
          <table:table-cell office:value-type="float" office:value="15.02">
            <text:p>15.02</text:p>
          </table:table-cell>
          <table:table-cell office:value-type="float" office:value="67.9">
            <text:p>67.9</text:p>
          </table:table-cell>
          <table:table-cell office:value-type="float" office:value="71.45">
            <text:p>71.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15.26">
            <text:p>15.26</text:p>
          </table:table-cell>
          <table:table-cell office:value-type="float" office:value="63.77">
            <text:p>63.77</text:p>
          </table:table-cell>
          <table:table-cell office:value-type="float" office:value="69.89">
            <text:p>69.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3">
            <text:p>1.3</text:p>
          </table:table-cell>
          <table:table-cell office:value-type="float" office:value="13.27">
            <text:p>13.27</text:p>
          </table:table-cell>
          <table:table-cell office:value-type="float" office:value="62.07">
            <text:p>62.07</text:p>
          </table:table-cell>
          <table:table-cell office:value-type="float" office:value="66.74">
            <text:p>66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13.68">
            <text:p>13.68</text:p>
          </table:table-cell>
          <table:table-cell office:value-type="float" office:value="59.41">
            <text:p>59.41</text:p>
          </table:table-cell>
          <table:table-cell office:value-type="float" office:value="65.62">
            <text:p>65.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13.36">
            <text:p>13.36</text:p>
          </table:table-cell>
          <table:table-cell office:value-type="float" office:value="55.82">
            <text:p>55.82</text:p>
          </table:table-cell>
          <table:table-cell office:value-type="float" office:value="62.65">
            <text:p>62.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13.3">
            <text:p>13.3</text:p>
          </table:table-cell>
          <table:table-cell office:value-type="float" office:value="56.95">
            <text:p>56.95</text:p>
          </table:table-cell>
          <table:table-cell office:value-type="float" office:value="59.48">
            <text:p>59.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12.68">
            <text:p>12.68</text:p>
          </table:table-cell>
          <table:table-cell office:value-type="float" office:value="50.88">
            <text:p>50.88</text:p>
          </table:table-cell>
          <table:table-cell office:value-type="float" office:value="58.27">
            <text:p>58.2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8">
            <text:p>1.8</text:p>
          </table:table-cell>
          <table:table-cell office:value-type="float" office:value="12.51">
            <text:p>12.51</text:p>
          </table:table-cell>
          <table:table-cell office:value-type="float" office:value="49.65">
            <text:p>49.65</text:p>
          </table:table-cell>
          <table:table-cell office:value-type="float" office:value="55.03">
            <text:p>55.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.9">
            <text:p>1.9</text:p>
          </table:table-cell>
          <table:table-cell office:value-type="float" office:value="12.91">
            <text:p>12.91</text:p>
          </table:table-cell>
          <table:table-cell office:value-type="float" office:value="49.59">
            <text:p>49.59</text:p>
          </table:table-cell>
          <table:table-cell office:value-type="float" office:value="54.2">
            <text:p>54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.85">
            <text:p>11.85</text:p>
          </table:table-cell>
          <table:table-cell office:value-type="float" office:value="47.38">
            <text:p>47.38</text:p>
          </table:table-cell>
          <table:table-cell office:value-type="float" office:value="51.49">
            <text:p>51.49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Agent mit zufälliger Bewegung)</text:p>
          </table:table-cell>
          <table:table-cell office:value-type="string">
            <text:p>Qualität (einfache Heuristik)</text:p>
          </table:table-cell>
          <table:table-cell office:value-type="string">
            <text:p>Qualität (intelligente Heuristik)</text:p>
          </table:table-cell>
          <table:table-cell>
            <draw:frame table:end-cell-address="Sheet1.L309" table:end-x="0.7055in" table:end-y="0.1323in" draw:z-index="16" draw:style-name="gr1" svg:width="6in" svg:height="2.7598in" svg:x="0.0398in" svg:y="0.0394in">
              <draw:object draw:notify-on-update-of-ranges="Sheet1.B295:Sheet1.B300 Sheet1.C294:Sheet1.C294 Sheet1.C295:Sheet1.C300 Sheet1.D294:Sheet1.D294 Sheet1.D295:Sheet1.D300 Sheet1.E294:Sheet1.E294 Sheet1.E295:Sheet1.E30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2">
            <text:p>0.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2.74">
            <text:p>2.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.78">
            <text:p>1.78</text:p>
          </table:table-cell>
          <table:table-cell office:value-type="float" office:value="3.56">
            <text:p>3.56</text:p>
          </table:table-cell>
          <table:table-cell office:value-type="float" office:value="13.69">
            <text:p>13.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7.38">
            <text:p>7.38</text:p>
          </table:table-cell>
          <table:table-cell office:value-type="float" office:value="14.71">
            <text:p>14.71</text:p>
          </table:table-cell>
          <table:table-cell office:value-type="float" office:value="31.39">
            <text:p>31.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16.25">
            <text:p>16.25</text:p>
          </table:table-cell>
          <table:table-cell office:value-type="float" office:value="30.48">
            <text:p>30.48</text:p>
          </table:table-cell>
          <table:table-cell office:value-type="float" office:value="43.18">
            <text:p>43.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office:value-type="float" office:value="24">
            <text:p>24</text:p>
          </table:table-cell>
          <table:table-cell office:value-type="float" office:value="40.33">
            <text:p>40.33</text:p>
          </table:table-cell>
          <table:table-cell office:value-type="float" office:value="49.41">
            <text:p>49.4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Steps, always same direction, speed 2, difficult</text:p>
          </table:table-cell>
          <table:table-cell office:value-type="string">
            <text:p>Steps</text:p>
          </table:table-cell>
          <table:table-cell office:value-type="string">
            <text:p>Qualität (XCS)</text:p>
          </table:table-cell>
          <table:table-cell office:value-type="string">
            <text:p>Qualität (SXCS)</text:p>
          </table:table-cell>
          <table:table-cell office:value-type="string">
            <text:p>Qualität (DXSCS)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10.52">
            <text:p>10.52</text:p>
          </table:table-cell>
          <table:table-cell office:value-type="float" office:value="4.25">
            <text:p>4.25</text:p>
          </table:table-cell>
          <table:table-cell office:value-type="float" office:value="7.7">
            <text:p>7.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6.36">
            <text:p>16.36</text:p>
          </table:table-cell>
          <table:table-cell office:value-type="float" office:value="13.2">
            <text:p>13.2</text:p>
          </table:table-cell>
          <table:table-cell office:value-type="float" office:value="22.91">
            <text:p>22.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1.55">
            <text:p>21.55</text:p>
          </table:table-cell>
          <table:table-cell office:value-type="float" office:value="18.83">
            <text:p>18.83</text:p>
          </table:table-cell>
          <table:table-cell office:value-type="float" office:value="26.05">
            <text:p>26.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30.25">
            <text:p>30.25</text:p>
          </table:table-cell>
          <table:table-cell office:value-type="float" office:value="30.35">
            <text:p>30.35</text:p>
          </table:table-cell>
          <table:table-cell office:value-type="float" office:value="33.2">
            <text:p>33.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00">
            <text:p>400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>
            <draw:frame table:end-cell-address="Sheet1.L327" table:end-x="0.6657in" table:end-y="0.0307in" draw:z-index="17" draw:style-name="gr1" svg:width="6in" svg:height="2.75in" svg:x="0in" svg:y="0.1256in">
              <draw:object draw:notify-on-update-of-ranges="Sheet1.B302:Sheet1.B302 Sheet1.B303:Sheet1.B308 Sheet1.C302:Sheet1.C302 Sheet1.C303:Sheet1.C308 Sheet1.D302:Sheet1.D302 Sheet1.D303:Sheet1.D308 Sheet1.E302:Sheet1.E302 Sheet1.E303:Sheet1.E30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decimal-replacement=""/>
    </number:number-style>
    <number:number-style style:name="N12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6">03/06/2009</text:date>, <text:time>23:3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emens Lode</meta:initial-creator>
    <meta:creation-date>2009-02-20T10:32:06.68</meta:creation-date>
    <dc:date>2009-03-06T23:31:45.68</dc:date>
    <dc:creator>Clemens Lode</dc:creator>
    <meta:editing-duration>PT58H11M06S</meta:editing-duration>
    <meta:editing-cycles>11</meta:editing-cycles>
    <meta:generator>OpenOffice.org/3.0$Win32 OpenOffice.org_project/300m9$Build-9358</meta:generator>
    <meta:document-statistic meta:table-count="3" meta:cell-count="845" meta:object-count="1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41:Sheet1.B58 Sheet1.A40:Sheet1.A40 Sheet1.D41:Sheet1.D48 Sheet1.A50:Sheet1.A50 Sheet1.D51:Sheet1.D58" chart:data-source-has-labels="both" svg:x="0.205cm" svg:y="0.14cm" svg:width="7.208cm" svg:height="6.652cm">
          <chart:axis chart:dimension="x" chart:name="primary-x" chart:style-name="ch4">
            <chart:title svg:x="3.499cm" svg:y="6.342cm" chart:style-name="ch5">
              <text:p>Lernrate</text:p>
            </chart:title>
            <chart:categories table:cell-range-address="Sheet1.B41:Sheet1.B58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41:Sheet1.D48" chart:label-cell-address="Sheet1.A40:Sheet1.A40" chart:class="chart:line">
            <chart:data-point chart:repeated="8"/>
          </chart:series>
          <chart:series chart:style-name="ch9" chart:values-cell-range-address="Sheet1.D51:Sheet1.D58" chart:label-cell-address="Sheet1.A50:Sheet1.A5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0:Sheet1.A40">500 Schritte</text:p>
              </table:table-cell>
              <table:table-cell office:value-type="string">
                <text:p text:id="Sheet1.A50:Sheet1.A5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41:Sheet1.B58">0.001</text:p>
              </table:table-cell>
              <table:table-cell office:value-type="float" office:value="38.966">
                <text:p text:id="Sheet1.D41:Sheet1.D48">38.966</text:p>
              </table:table-cell>
              <table:table-cell office:value-type="float" office:value="39.1323">
                <text:p text:id="Sheet1.D51:Sheet1.D58">39.1323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8.422">
                <text:p>38.422</text:p>
              </table:table-cell>
              <table:table-cell office:value-type="float" office:value="39.594">
                <text:p>39.594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94">
                <text:p>38.94</text:p>
              </table:table-cell>
              <table:table-cell office:value-type="float" office:value="38.6075">
                <text:p>38.607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8.48">
                <text:p>38.48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8.38">
                <text:p>38.38</text:p>
              </table:table-cell>
              <table:table-cell office:value-type="float" office:value="38.175">
                <text:p>38.175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7.562">
                <text:p>37.562</text:p>
              </table:table-cell>
              <table:table-cell office:value-type="float" office:value="38.247">
                <text:p>38.247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056">
                <text:p>37.056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.538">
                <text:p>36.538</text:p>
              </table:table-cell>
              <table:table-cell office:value-type="float" office:value="37.3445">
                <text:p>37.3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Lernrat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38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8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1.76cm" chart:style-name="ch2"/>
        <chart:plot-area chart:style-name="ch3" table:cell-range-address="Sheet1.B170:Sheet1.H180 Sheet1.C157:Sheet1.H157" chart:data-source-has-labels="both" svg:x="0.205cm" svg:y="0.14cm" svg:width="6.996cm" svg:height="6.652cm">
          <chart:axis chart:dimension="x" chart:name="primary-x" chart:style-name="ch4">
            <chart:title svg:x="2.057cm" svg:y="6.338cm" chart:style-name="ch5">
              <text:p>Geschwindigkeit Zielobjekt</text:p>
            </chart:title>
            <chart:categories table:cell-range-address="Sheet1.B170:Sheet1.B180"/>
          </chart:axis>
          <chart:axis chart:dimension="y" chart:name="primary-y" chart:style-name="ch4">
            <chart:title svg:x="0.208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C170:Sheet1.C180" chart:label-cell-address="Sheet1.C157:Sheet1.C157" chart:class="chart:line">
            <chart:data-point chart:repeated="11"/>
          </chart:series>
          <chart:series chart:style-name="ch9" chart:values-cell-range-address="Sheet1.D170:Sheet1.D180" chart:label-cell-address="Sheet1.D157:Sheet1.D157" chart:class="chart:line">
            <chart:data-point chart:repeated="11"/>
          </chart:series>
          <chart:series chart:style-name="ch10" chart:values-cell-range-address="Sheet1.E170:Sheet1.E180" chart:label-cell-address="Sheet1.E157:Sheet1.E157" chart:class="chart:line">
            <chart:data-point chart:repeated="11"/>
          </chart:series>
          <chart:series chart:style-name="ch11" chart:values-cell-range-address="Sheet1.F170:Sheet1.F180" chart:label-cell-address="Sheet1.F157:Sheet1.F157" chart:class="chart:line">
            <chart:data-point chart:repeated="11"/>
          </chart:series>
          <chart:series chart:style-name="ch12" chart:values-cell-range-address="Sheet1.G170:Sheet1.G180" chart:label-cell-address="Sheet1.G157:Sheet1.G157" chart:class="chart:line">
            <chart:data-point chart:repeated="11"/>
          </chart:series>
          <chart:series chart:style-name="ch13" chart:values-cell-range-address="Sheet1.H170:Sheet1.H180" chart:label-cell-address="Sheet1.H157:Sheet1.H157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57:Sheet1.C157">Randomized</text:p>
              </table:table-cell>
              <table:table-cell office:value-type="string">
                <text:p text:id="Sheet1.D157:Sheet1.D157">Einfache Heuristik</text:p>
              </table:table-cell>
              <table:table-cell office:value-type="string">
                <text:p text:id="Sheet1.E157:Sheet1.E157">Intelligente Heuristik</text:p>
              </table:table-cell>
              <table:table-cell office:value-type="string">
                <text:p text:id="Sheet1.F157:Sheet1.F157">XCS (500)</text:p>
              </table:table-cell>
              <table:table-cell office:value-type="string">
                <text:p text:id="Sheet1.G157:Sheet1.G157">SXCS (500)</text:p>
              </table:table-cell>
              <table:table-cell office:value-type="string">
                <text:p text:id="Sheet1.H157:Sheet1.H157">SXCS (2000)</text:p>
              </table:table-cell>
            </table:table-row>
          </table:table-header-rows>
          <table:table-rows>
            <table:table-row>
              <table:table-cell office:value-type="string">
                <text:p text:id="Sheet1.B170:Sheet1.B180">1</text:p>
              </table:table-cell>
              <table:table-cell office:value-type="float" office:value="32.93">
                <text:p text:id="Sheet1.C170:Sheet1.C180">32.93</text:p>
              </table:table-cell>
              <table:table-cell office:value-type="float" office:value="91.07">
                <text:p text:id="Sheet1.D170:Sheet1.D180">91.07</text:p>
              </table:table-cell>
              <table:table-cell office:value-type="float" office:value="92.1">
                <text:p text:id="Sheet1.E170:Sheet1.E180">92.1</text:p>
              </table:table-cell>
              <table:table-cell office:value-type="float" office:value="32.414">
                <text:p text:id="Sheet1.F170:Sheet1.F180">32.414</text:p>
              </table:table-cell>
              <table:table-cell office:value-type="float" office:value="39.64">
                <text:p text:id="Sheet1.G170:Sheet1.G180">39.64</text:p>
              </table:table-cell>
              <table:table-cell office:value-type="float" office:value="40.15">
                <text:p text:id="Sheet1.H170:Sheet1.H180">40.1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3.78">
                <text:p>33.78</text:p>
              </table:table-cell>
              <table:table-cell office:value-type="float" office:value="87.78">
                <text:p>87.78</text:p>
              </table:table-cell>
              <table:table-cell office:value-type="float" office:value="89.4">
                <text:p>89.4</text:p>
              </table:table-cell>
              <table:table-cell office:value-type="float" office:value="32.69">
                <text:p>32.69</text:p>
              </table:table-cell>
              <table:table-cell office:value-type="float" office:value="38.68">
                <text:p>38.68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3.14">
                <text:p>33.14</text:p>
              </table:table-cell>
              <table:table-cell office:value-type="float" office:value="84.85">
                <text:p>84.85</text:p>
              </table:table-cell>
              <table:table-cell office:value-type="float" office:value="86.64">
                <text:p>86.64</text:p>
              </table:table-cell>
              <table:table-cell office:value-type="float" office:value="32.54">
                <text:p>32.54</text:p>
              </table:table-cell>
              <table:table-cell office:value-type="float" office:value="38.23">
                <text:p>38.23</text:p>
              </table:table-cell>
              <table:table-cell office:value-type="float" office:value="39.15">
                <text:p>39.15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2.09">
                <text:p>32.09</text:p>
              </table:table-cell>
              <table:table-cell office:value-type="float" office:value="81.53">
                <text:p>81.53</text:p>
              </table:table-cell>
              <table:table-cell office:value-type="float" office:value="83.58">
                <text:p>83.58</text:p>
              </table:table-cell>
              <table:table-cell office:value-type="float" office:value="31.69">
                <text:p>31.69</text:p>
              </table:table-cell>
              <table:table-cell office:value-type="float" office:value="38.09">
                <text:p>38.09</text:p>
              </table:table-cell>
              <table:table-cell office:value-type="float" office:value="39.62">
                <text:p>39.62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2.23">
                <text:p>32.23</text:p>
              </table:table-cell>
              <table:table-cell office:value-type="float" office:value="78.84">
                <text:p>78.84</text:p>
              </table:table-cell>
              <table:table-cell office:value-type="float" office:value="80.99">
                <text:p>80.99</text:p>
              </table:table-cell>
              <table:table-cell office:value-type="float" office:value="32.16">
                <text:p>32.16</text:p>
              </table:table-cell>
              <table:table-cell office:value-type="float" office:value="37.68">
                <text:p>37.68</text:p>
              </table:table-cell>
              <table:table-cell office:value-type="float" office:value="38.82">
                <text:p>38.8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.98">
                <text:p>32.98</text:p>
              </table:table-cell>
              <table:table-cell office:value-type="float" office:value="76.08">
                <text:p>76.08</text:p>
              </table:table-cell>
              <table:table-cell office:value-type="float" office:value="78.27">
                <text:p>78.27</text:p>
              </table:table-cell>
              <table:table-cell office:value-type="float" office:value="31.79">
                <text:p>31.79</text:p>
              </table:table-cell>
              <table:table-cell office:value-type="float" office:value="38.09">
                <text:p>38.09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2.81">
                <text:p>32.81</text:p>
              </table:table-cell>
              <table:table-cell office:value-type="float" office:value="73.91">
                <text:p>73.91</text:p>
              </table:table-cell>
              <table:table-cell office:value-type="float" office:value="76.77">
                <text:p>76.77</text:p>
              </table:table-cell>
              <table:table-cell office:value-type="float" office:value="33.19">
                <text:p>33.19</text:p>
              </table:table-cell>
              <table:table-cell office:value-type="float" office:value="37.76">
                <text:p>37.76</text:p>
              </table:table-cell>
              <table:table-cell office:value-type="float" office:value="38.18">
                <text:p>38.1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2.87">
                <text:p>32.87</text:p>
              </table:table-cell>
              <table:table-cell office:value-type="float" office:value="71.34">
                <text:p>71.34</text:p>
              </table:table-cell>
              <table:table-cell office:value-type="float" office:value="74.49">
                <text:p>74.49</text:p>
              </table:table-cell>
              <table:table-cell office:value-type="float" office:value="32.28">
                <text:p>32.28</text:p>
              </table:table-cell>
              <table:table-cell office:value-type="float" office:value="38.17">
                <text:p>38.17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3.26">
                <text:p>33.26</text:p>
              </table:table-cell>
              <table:table-cell office:value-type="float" office:value="69.49">
                <text:p>69.49</text:p>
              </table:table-cell>
              <table:table-cell office:value-type="float" office:value="72.63">
                <text:p>72.63</text:p>
              </table:table-cell>
              <table:table-cell office:value-type="float" office:value="32.62">
                <text:p>32.62</text:p>
              </table:table-cell>
              <table:table-cell office:value-type="float" office:value="38.12">
                <text:p>38.12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2.72">
                <text:p>32.72</text:p>
              </table:table-cell>
              <table:table-cell office:value-type="float" office:value="67.58">
                <text:p>67.58</text:p>
              </table:table-cell>
              <table:table-cell office:value-type="float" office:value="70.92">
                <text:p>70.92</text:p>
              </table:table-cell>
              <table:table-cell office:value-type="float" office:value="33.4">
                <text:p>33.4</text:p>
              </table:table-cell>
              <table:table-cell office:value-type="float" office:value="36.14">
                <text:p>36.14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08">
                <text:p>33.08</text:p>
              </table:table-cell>
              <table:table-cell office:value-type="float" office:value="64.77">
                <text:p>64.77</text:p>
              </table:table-cell>
              <table:table-cell office:value-type="float" office:value="68.55">
                <text:p>68.55</text:p>
              </table:table-cell>
              <table:table-cell office:value-type="float" office:value="31.94">
                <text:p>31.94</text:p>
              </table:table-cell>
              <table:table-cell office:value-type="float" office:value="35.96">
                <text:p>35.96</text:p>
              </table:table-cell>
              <table:table-cell office:value-type="float" office:value="37.71">
                <text:p>37.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614cm" svg:y="2.984cm" chart:style-name="ch2"/>
        <chart:plot-area chart:style-name="ch3" table:cell-range-address="Sheet1.B2:Sheet1.E9 Sheet1.A1:Sheet1.A1 Sheet1.A10:Sheet1.A10 Sheet1.E11:Sheet1.E18" chart:data-source-has-labels="both" svg:x="0.205cm" svg:y="0.14cm" svg:width="7.208cm" svg:height="6.652cm">
          <chart:axis chart:dimension="x" chart:name="primary-x" chart:style-name="ch4">
            <chart:title svg:x="2.893cm" svg:y="6.336cm" chart:style-name="ch5">
              <text:p>"max population"</text:p>
            </chart:title>
            <chart:categories table:cell-range-address="Sheet1.B2:Sheet1.E9"/>
          </chart:axis>
          <chart:axis chart:dimension="y" chart:name="primary-y" chart:style-name="ch4">
            <chart:title svg:x="0.206cm" svg:y="5.532cm" chart:style-name="ch6">
              <text:p>Verhältnis Zeit / "max population"</text:p>
            </chart:title>
            <chart:grid chart:style-name="ch7" chart:class="major"/>
          </chart:axis>
          <chart:series chart:style-name="ch8" chart:values-cell-range-address="Sheet1.E2:Sheet1.E9" chart:label-cell-address="Sheet1.A1:Sheet1.A1" chart:class="chart:line">
            <chart:data-point chart:repeated="8"/>
          </chart:series>
          <chart:series chart:style-name="ch9" chart:values-cell-range-address="Sheet1.E11:Sheet1.E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E9">8</text:p>
              </table:table-cell>
              <table:table-cell office:value-type="float" office:value="0.253975">
                <text:p text:id="Sheet1.E2:Sheet1.E9">0.253975</text:p>
              </table:table-cell>
              <table:table-cell office:value-type="float" office:value="0.9329">
                <text:p text:id="Sheet1.E11:Sheet1.E18">0.9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769875">
                <text:p>0.1769875</text:p>
              </table:table-cell>
              <table:table-cell office:value-type="float" office:value="0.5082375">
                <text:p>0.5082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99375">
                <text:p>0.15099375</text:p>
              </table:table-cell>
              <table:table-cell office:value-type="float" office:value="0.344453125">
                <text:p>0.34445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45809375">
                <text:p>0.145809375</text:p>
              </table:table-cell>
              <table:table-cell office:value-type="float" office:value="0.3094375">
                <text:p>0.3094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119671875">
                <text:p>0.1119671875</text:p>
              </table:table-cell>
              <table:table-cell office:value-type="float" office:value="0.29632265625">
                <text:p>0.2963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1848359375">
                <text:p>0.11848359375</text:p>
              </table:table-cell>
              <table:table-cell office:value-type="float" office:value="0.29300703125">
                <text:p>0.29300703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13929296875">
                <text:p>0.113929296875</text:p>
              </table:table-cell>
              <table:table-cell office:value-type="float" office:value="0.292233203125">
                <text:p>0.29223320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1155583984375">
                <text:p>0.1155583984375</text:p>
              </table:table-cell>
              <table:table-cell office:value-type="float" office:value="0.302898046875">
                <text:p>0.302898046875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.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535cm" svg:y="3.012cm" chart:style-name="ch2"/>
        <chart:plot-area chart:style-name="ch3" table:cell-range-address="Sheet1.B209:Sheet1.C230" chart:data-source-has-labels="both" svg:x="0.407cm" svg:y="0.14cm" svg:width="10.825cm" svg:height="6.652cm">
          <chart:axis chart:dimension="x" chart:name="primary-x" chart:style-name="ch4">
            <chart:title svg:x="4.174cm" svg:y="6.335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10:Sheet1.C230" chart:label-cell-address="Sheet1.C209:Sheet1.C209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09:Sheet1.C209">Qualität (Agent mit zufälliger Bewegung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32.64">
                <text:p text:id="Sheet1.C210:Sheet1.C230">32.6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29.13">
                <text:p>29.1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29.29">
                <text:p>29.29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9.41">
                <text:p>29.41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29.33">
                <text:p>29.3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9.19">
                <text:p>29.1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9.99">
                <text:p>29.9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29.52">
                <text:p>29.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17">
                <text:p>29.1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614cm" chart:style-name="ch2"/>
        <chart:plot-area chart:style-name="ch3" table:cell-range-address="Sheet1.B210:Sheet1.B230 Sheet1.D209:Sheet1.E230" chart:data-source-has-labels="both" svg:x="0.407cm" svg:y="0.14cm" svg:width="10.534cm" svg:height="6.652cm">
          <chart:axis chart:dimension="x" chart:name="primary-x" chart:style-name="ch4">
            <chart:title svg:x="4.028cm" svg:y="6.335cm" chart:style-name="ch5">
              <text:p>Geschwindigkeit Zielobjekt</text:p>
            </chart:title>
            <chart:categories table:cell-range-address="Sheet1.B210:Sheet1.B230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D210:Sheet1.D230" chart:label-cell-address="Sheet1.D209:Sheet1.D209" chart:class="chart:line">
            <chart:data-point chart:repeated="21"/>
          </chart:series>
          <chart:series chart:style-name="ch9" chart:values-cell-range-address="Sheet1.E210:Sheet1.E230" chart:label-cell-address="Sheet1.E209:Sheet1.E209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209:Sheet1.D209">Qualität (einfache Heuristik)</text:p>
              </table:table-cell>
              <table:table-cell office:value-type="string">
                <text:p text:id="Sheet1.E209:Sheet1.E209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10:Sheet1.B230">0</text:p>
              </table:table-cell>
              <table:table-cell office:value-type="float" office:value="96.5">
                <text:p text:id="Sheet1.D210:Sheet1.D230">96.5</text:p>
              </table:table-cell>
              <table:table-cell office:value-type="float" office:value="97.8">
                <text:p text:id="Sheet1.E210:Sheet1.E230">97.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6.46">
                <text:p>96.4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5.66">
                <text:p>95.66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5.14">
                <text:p>95.14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3.71">
                <text:p>93.71</text:p>
              </table:table-cell>
              <table:table-cell office:value-type="float" office:value="95.65">
                <text:p>95.6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2.92">
                <text:p>92.92</text:p>
              </table:table-cell>
              <table:table-cell office:value-type="float" office:value="94.64">
                <text:p>94.6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2.38">
                <text:p>92.38</text:p>
              </table:table-cell>
              <table:table-cell office:value-type="float" office:value="93.81">
                <text:p>93.8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0.56">
                <text:p>90.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89.66">
                <text:p>89.66</text:p>
              </table:table-cell>
              <table:table-cell office:value-type="float" office:value="91.32">
                <text:p>91.3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87.08">
                <text:p>87.08</text:p>
              </table:table-cell>
              <table:table-cell office:value-type="float" office:value="89.18">
                <text:p>89.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6.11">
                <text:p>86.11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81.1">
                <text:p>81.1</text:p>
              </table:table-cell>
              <table:table-cell office:value-type="float" office:value="83.48">
                <text:p>83.48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76.88">
                <text:p>76.88</text:p>
              </table:table-cell>
              <table:table-cell office:value-type="float" office:value="79.86">
                <text:p>79.86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73.85">
                <text:p>73.85</text:p>
              </table:table-cell>
              <table:table-cell office:value-type="float" office:value="76.73">
                <text:p>76.73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70.3">
                <text:p>70.3</text:p>
              </table:table-cell>
              <table:table-cell office:value-type="float" office:value="73.86">
                <text:p>73.86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67.72">
                <text:p>67.72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65.75">
                <text:p>65.75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62.61">
                <text:p>62.61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60.32">
                <text:p>60.32</text:p>
              </table:table-cell>
              <table:table-cell office:value-type="float" office:value="64.24">
                <text:p>64.24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58.28">
                <text:p>58.28</text:p>
              </table:table-cell>
              <table:table-cell office:value-type="float" office:value="62.23">
                <text:p>62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19">
                <text:p>56.19</text:p>
              </table:table-cell>
              <table:table-cell office:value-type="float" office:value="60.41">
                <text:p>60.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46:Sheet1.E267" chart:data-source-has-labels="both" svg:x="0.407cm" svg:y="0.14cm" svg:width="10.534cm" svg:height="6.652cm">
          <chart:axis chart:dimension="x" chart:name="primary-x" chart:style-name="ch4">
            <chart:title svg:x="4.028cm" svg:y="6.335cm" chart:style-name="ch5">
              <text:p>Geschwindigkeit Zielobjekt</text:p>
            </chart:title>
            <chart:categories table:cell-range-address="Sheet1.B247:Sheet1.B267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47:Sheet1.C267" chart:label-cell-address="Sheet1.C246:Sheet1.C246" chart:class="chart:line">
            <chart:data-point chart:repeated="21"/>
          </chart:series>
          <chart:series chart:style-name="ch9" chart:values-cell-range-address="Sheet1.D247:Sheet1.D267" chart:label-cell-address="Sheet1.D246:Sheet1.D246" chart:class="chart:line">
            <chart:data-point chart:repeated="21"/>
          </chart:series>
          <chart:series chart:style-name="ch10" chart:values-cell-range-address="Sheet1.E247:Sheet1.E267" chart:label-cell-address="Sheet1.E246:Sheet1.E246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46:Sheet1.C246">Qualität (Agent mit zufälliger Bewegung)</text:p>
              </table:table-cell>
              <table:table-cell office:value-type="string">
                <text:p text:id="Sheet1.D246:Sheet1.D246">Qualität (einfache Heuristik)</text:p>
              </table:table-cell>
              <table:table-cell office:value-type="string">
                <text:p text:id="Sheet1.E246:Sheet1.E246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47:Sheet1.B267">0</text:p>
              </table:table-cell>
              <table:table-cell office:value-type="float" office:value="30.86">
                <text:p text:id="Sheet1.C247:Sheet1.C267">30.86</text:p>
              </table:table-cell>
              <table:table-cell office:value-type="float" office:value="96.49">
                <text:p text:id="Sheet1.D247:Sheet1.D267">96.49</text:p>
              </table:table-cell>
              <table:table-cell office:value-type="float" office:value="97.81">
                <text:p text:id="Sheet1.E247:Sheet1.E267">97.8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4.87">
                <text:p>24.87</text:p>
              </table:table-cell>
              <table:table-cell office:value-type="float" office:value="96.62">
                <text:p>96.62</text:p>
              </table:table-cell>
              <table:table-cell office:value-type="float" office:value="97.72">
                <text:p>97.7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1.46">
                <text:p>21.46</text:p>
              </table:table-cell>
              <table:table-cell office:value-type="float" office:value="95.76">
                <text:p>95.76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18.7">
                <text:p>18.7</text:p>
              </table:table-cell>
              <table:table-cell office:value-type="float" office:value="95.12">
                <text:p>95.1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6.8">
                <text:p>16.8</text:p>
              </table:table-cell>
              <table:table-cell office:value-type="float" office:value="94.05">
                <text:p>94.05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5.73">
                <text:p>15.73</text:p>
              </table:table-cell>
              <table:table-cell office:value-type="float" office:value="92.1">
                <text:p>92.1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4.72">
                <text:p>14.72</text:p>
              </table:table-cell>
              <table:table-cell office:value-type="float" office:value="90.44">
                <text:p>90.44</text:p>
              </table:table-cell>
              <table:table-cell office:value-type="float" office:value="91.66">
                <text:p>91.66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3.46">
                <text:p>13.46</text:p>
              </table:table-cell>
              <table:table-cell office:value-type="float" office:value="88.39">
                <text:p>88.39</text:p>
              </table:table-cell>
              <table:table-cell office:value-type="float" office:value="90.18">
                <text:p>90.18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4.06">
                <text:p>14.06</text:p>
              </table:table-cell>
              <table:table-cell office:value-type="float" office:value="86.02">
                <text:p>86.02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3.48">
                <text:p>13.48</text:p>
              </table:table-cell>
              <table:table-cell office:value-type="float" office:value="83.54">
                <text:p>83.54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.84">
                <text:p>12.84</text:p>
              </table:table-cell>
              <table:table-cell office:value-type="float" office:value="81.59">
                <text:p>81.59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1.91">
                <text:p>11.91</text:p>
              </table:table-cell>
              <table:table-cell office:value-type="float" office:value="74.28">
                <text:p>74.28</text:p>
              </table:table-cell>
              <table:table-cell office:value-type="float" office:value="78.79">
                <text:p>78.79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1.63">
                <text:p>11.63</text:p>
              </table:table-cell>
              <table:table-cell office:value-type="float" office:value="68.53">
                <text:p>68.53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1.01">
                <text:p>11.01</text:p>
              </table:table-cell>
              <table:table-cell office:value-type="float" office:value="63.79">
                <text:p>63.79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0.89">
                <text:p>10.89</text:p>
              </table:table-cell>
              <table:table-cell office:value-type="float" office:value="59.32">
                <text:p>59.32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1.3">
                <text:p>11.3</text:p>
              </table:table-cell>
              <table:table-cell office:value-type="float" office:value="55.62">
                <text:p>55.62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0.61">
                <text:p>10.61</text:p>
              </table:table-cell>
              <table:table-cell office:value-type="float" office:value="51.71">
                <text:p>51.71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0.41">
                <text:p>10.41</text:p>
              </table:table-cell>
              <table:table-cell office:value-type="float" office:value="48.35">
                <text:p>48.35</text:p>
              </table:table-cell>
              <table:table-cell office:value-type="float" office:value="55.46">
                <text:p>55.46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0.48">
                <text:p>10.48</text:p>
              </table:table-cell>
              <table:table-cell office:value-type="float" office:value="45.22">
                <text:p>45.2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9.9">
                <text:p>9.9</text:p>
              </table:table-cell>
              <table:table-cell office:value-type="float" office:value="42.66">
                <text:p>42.6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5">
                <text:p>10.5</text:p>
              </table:table-cell>
              <table:table-cell office:value-type="float" office:value="40.11">
                <text:p>40.11</text:p>
              </table:table-cell>
              <table:table-cell office:value-type="float" office:value="48.26">
                <text:p>48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70:Sheet1.E291" chart:data-source-has-labels="both" svg:x="0.407cm" svg:y="0.14cm" svg:width="10.534cm" svg:height="6.652cm">
          <chart:axis chart:dimension="x" chart:name="primary-x" chart:style-name="ch4">
            <chart:title svg:x="4.056cm" svg:y="6.335cm" chart:style-name="ch5">
              <text:p>Geschwindigkeit Zielagent</text:p>
            </chart:title>
            <chart:categories table:cell-range-address="Sheet1.B271:Sheet1.B291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71:Sheet1.C291" chart:label-cell-address="Sheet1.C270:Sheet1.C270" chart:class="chart:line">
            <chart:data-point chart:repeated="21"/>
          </chart:series>
          <chart:series chart:style-name="ch9" chart:values-cell-range-address="Sheet1.D271:Sheet1.D291" chart:label-cell-address="Sheet1.D270:Sheet1.D270" chart:class="chart:line">
            <chart:data-point chart:repeated="21"/>
          </chart:series>
          <chart:series chart:style-name="ch10" chart:values-cell-range-address="Sheet1.E271:Sheet1.E291" chart:label-cell-address="Sheet1.E270:Sheet1.E270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70:Sheet1.C270">Qualität (Agent mit zufälliger Bewegung)</text:p>
              </table:table-cell>
              <table:table-cell office:value-type="string">
                <text:p text:id="Sheet1.D270:Sheet1.D270">Qualität (einfache Heuristik)</text:p>
              </table:table-cell>
              <table:table-cell office:value-type="string">
                <text:p text:id="Sheet1.E270:Sheet1.E270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71:Sheet1.B291">0</text:p>
              </table:table-cell>
              <table:table-cell office:value-type="float" office:value="33.57">
                <text:p text:id="Sheet1.C271:Sheet1.C291">33.57</text:p>
              </table:table-cell>
              <table:table-cell office:value-type="float" office:value="97.79">
                <text:p text:id="Sheet1.D271:Sheet1.D291">97.79</text:p>
              </table:table-cell>
              <table:table-cell office:value-type="float" office:value="96.08">
                <text:p text:id="Sheet1.E271:Sheet1.E291">96.08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28.11">
                <text:p>28.11</text:p>
              </table:table-cell>
              <table:table-cell office:value-type="float" office:value="94.75">
                <text:p>94.75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22.85">
                <text:p>22.85</text:p>
              </table:table-cell>
              <table:table-cell office:value-type="float" office:value="91.63">
                <text:p>91.63</text:p>
              </table:table-cell>
              <table:table-cell office:value-type="float" office:value="94.69">
                <text:p>94.69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20.81">
                <text:p>20.81</text:p>
              </table:table-cell>
              <table:table-cell office:value-type="float" office:value="90.31">
                <text:p>90.31</text:p>
              </table:table-cell>
              <table:table-cell office:value-type="float" office:value="93.21">
                <text:p>93.21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19.71">
                <text:p>19.71</text:p>
              </table:table-cell>
              <table:table-cell office:value-type="float" office:value="86.78">
                <text:p>86.7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7.95">
                <text:p>17.95</text:p>
              </table:table-cell>
              <table:table-cell office:value-type="float" office:value="85.02">
                <text:p>85.02</text:p>
              </table:table-cell>
              <table:table-cell office:value-type="float" office:value="87.17">
                <text:p>87.17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17.42">
                <text:p>17.42</text:p>
              </table:table-cell>
              <table:table-cell office:value-type="float" office:value="83.1">
                <text:p>83.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16.4">
                <text:p>16.4</text:p>
              </table:table-cell>
              <table:table-cell office:value-type="float" office:value="79.98">
                <text:p>79.98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15.04">
                <text:p>15.04</text:p>
              </table:table-cell>
              <table:table-cell office:value-type="float" office:value="78.06">
                <text:p>78.06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4.48">
                <text:p>14.48</text:p>
              </table:table-cell>
              <table:table-cell office:value-type="float" office:value="74.48">
                <text:p>74.48</text:p>
              </table:table-cell>
              <table:table-cell office:value-type="float" office:value="78.35">
                <text:p>78.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.56">
                <text:p>13.56</text:p>
              </table:table-cell>
              <table:table-cell office:value-type="float" office:value="72.34">
                <text:p>72.34</text:p>
              </table:table-cell>
              <table:table-cell office:value-type="float" office:value="75.59">
                <text:p>75.59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15.02">
                <text:p>15.02</text:p>
              </table:table-cell>
              <table:table-cell office:value-type="float" office:value="67.9">
                <text:p>67.9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15.26">
                <text:p>15.26</text:p>
              </table:table-cell>
              <table:table-cell office:value-type="float" office:value="63.77">
                <text:p>63.77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13.27">
                <text:p>13.27</text:p>
              </table:table-cell>
              <table:table-cell office:value-type="float" office:value="62.07">
                <text:p>62.07</text:p>
              </table:table-cell>
              <table:table-cell office:value-type="float" office:value="66.74">
                <text:p>66.74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13.68">
                <text:p>13.68</text:p>
              </table:table-cell>
              <table:table-cell office:value-type="float" office:value="59.41">
                <text:p>59.41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13.36">
                <text:p>13.36</text:p>
              </table:table-cell>
              <table:table-cell office:value-type="float" office:value="55.82">
                <text:p>55.82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13.3">
                <text:p>13.3</text:p>
              </table:table-cell>
              <table:table-cell office:value-type="float" office:value="56.95">
                <text:p>56.95</text:p>
              </table:table-cell>
              <table:table-cell office:value-type="float" office:value="59.48">
                <text:p>59.48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12.68">
                <text:p>12.68</text:p>
              </table:table-cell>
              <table:table-cell office:value-type="float" office:value="50.88">
                <text:p>50.88</text:p>
              </table:table-cell>
              <table:table-cell office:value-type="float" office:value="58.27">
                <text:p>58.27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12.51">
                <text:p>12.51</text:p>
              </table:table-cell>
              <table:table-cell office:value-type="float" office:value="49.65">
                <text:p>49.65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12.91">
                <text:p>12.91</text:p>
              </table:table-cell>
              <table:table-cell office:value-type="float" office:value="49.59">
                <text:p>49.59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5">
                <text:p>11.85</text:p>
              </table:table-cell>
              <table:table-cell office:value-type="float" office:value="47.38">
                <text:p>47.38</text:p>
              </table:table-cell>
              <table:table-cell office:value-type="float" office:value="51.49">
                <text:p>51.4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7.011cm" chart:class="chart:line" chart:style-name="ch1">
        <chart:legend chart:legend-position="end" svg:x="11.244cm" svg:y="2.215cm" chart:style-name="ch2"/>
        <chart:plot-area chart:style-name="ch3" table:cell-range-address="Sheet1.B294:Sheet1.E300" chart:data-source-has-labels="both" svg:x="0.407cm" svg:y="0.14cm" svg:width="10.534cm" svg:height="6.652cm">
          <chart:axis chart:dimension="x" chart:name="primary-x" chart:style-name="ch4">
            <chart:title svg:x="3.974cm" svg:y="6.335cm" chart:style-name="ch5">
              <text:p>Anzahl Schritte pro Problem</text:p>
            </chart:title>
            <chart:categories table:cell-range-address="Sheet1.B295:Sheet1.B300"/>
          </chart:axis>
          <chart:axis chart:dimension="y" chart:name="primary-y" chart:style-name="ch4">
            <chart:title svg:x="0.306cm" svg:y="4.185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295:Sheet1.C300" chart:label-cell-address="Sheet1.C294:Sheet1.C294" chart:class="chart:line">
            <chart:data-point chart:repeated="6"/>
          </chart:series>
          <chart:series chart:style-name="ch9" chart:values-cell-range-address="Sheet1.D295:Sheet1.D300" chart:label-cell-address="Sheet1.D294:Sheet1.D294" chart:class="chart:line">
            <chart:data-point chart:repeated="6"/>
          </chart:series>
          <chart:series chart:style-name="ch10" chart:values-cell-range-address="Sheet1.E295:Sheet1.E300" chart:label-cell-address="Sheet1.E294:Sheet1.E29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94:Sheet1.C294">Qualität (Agent mit zufälliger Bewegung)</text:p>
              </table:table-cell>
              <table:table-cell office:value-type="string">
                <text:p text:id="Sheet1.D294:Sheet1.D294">Qualität (einfache Heuristik)</text:p>
              </table:table-cell>
              <table:table-cell office:value-type="string">
                <text:p text:id="Sheet1.E294:Sheet1.E294">Qualität (intelligente Heuristik)</text:p>
              </table:table-cell>
            </table:table-row>
          </table:table-header-rows>
          <table:table-rows>
            <table:table-row>
              <table:table-cell office:value-type="string">
                <text:p text:id="Sheet1.B295:Sheet1.B300">125</text:p>
              </table:table-cell>
              <table:table-cell office:value-type="float" office:value="0">
                <text:p text:id="Sheet1.C295:Sheet1.C300">0</text:p>
              </table:table-cell>
              <table:table-cell office:value-type="float" office:value="0">
                <text:p text:id="Sheet1.D295:Sheet1.D300">0</text:p>
              </table:table-cell>
              <table:table-cell office:value-type="float" office:value="0.12">
                <text:p text:id="Sheet1.E295:Sheet1.E300">0.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  <table:table-cell office:value-type="float" office:value="0.6">
                <text:p>0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8">
                <text:p>1.78</text:p>
              </table:table-cell>
              <table:table-cell office:value-type="float" office:value="3.56">
                <text:p>3.56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38">
                <text:p>7.38</text:p>
              </table:table-cell>
              <table:table-cell office:value-type="float" office:value="14.71">
                <text:p>14.71</text:p>
              </table:table-cell>
              <table:table-cell office:value-type="float" office:value="31.39">
                <text:p>31.39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.25">
                <text:p>16.25</text:p>
              </table:table-cell>
              <table:table-cell office:value-type="float" office:value="30.48">
                <text:p>30.48</text:p>
              </table:table-cell>
              <table:table-cell office:value-type="float" office:value="43.18">
                <text:p>43.1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24">
                <text:p>24</text:p>
              </table:table-cell>
              <table:table-cell office:value-type="float" office:value="40.33">
                <text:p>40.33</text:p>
              </table:table-cell>
              <table:table-cell office:value-type="float" office:value="49.41">
                <text:p>49.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241cm" svg:height="6.986cm" chart:class="chart:line" chart:style-name="ch1">
        <chart:legend chart:legend-position="end" svg:x="12.117cm" svg:y="2.758cm" chart:style-name="ch2"/>
        <chart:plot-area chart:style-name="ch3" table:cell-range-address="Sheet1.B302:Sheet1.E308" chart:data-source-has-labels="both" svg:x="0.407cm" svg:y="0.139cm" svg:width="11.407cm" svg:height="6.631cm">
          <chart:axis chart:dimension="x" chart:name="primary-x" chart:style-name="ch4">
            <chart:title svg:x="4.412cm" svg:y="6.311cm" chart:style-name="ch5">
              <text:p>Anzahl Schritte pro Problem</text:p>
            </chart:title>
            <chart:categories table:cell-range-address="Sheet1.B303:Sheet1.B308"/>
          </chart:axis>
          <chart:axis chart:dimension="y" chart:name="primary-y" chart:style-name="ch4">
            <chart:title svg:x="0.305cm" svg:y="4.174cm" chart:style-name="ch6">
              <text:p>Qualität (in %)</text:p>
            </chart:title>
            <chart:grid chart:style-name="ch7" chart:class="major"/>
          </chart:axis>
          <chart:series chart:style-name="ch8" chart:values-cell-range-address="Sheet1.C303:Sheet1.C308" chart:label-cell-address="Sheet1.C302:Sheet1.C302" chart:class="chart:line">
            <chart:data-point chart:repeated="6"/>
          </chart:series>
          <chart:series chart:style-name="ch9" chart:values-cell-range-address="Sheet1.D303:Sheet1.D308" chart:label-cell-address="Sheet1.D302:Sheet1.D302" chart:class="chart:line">
            <chart:data-point chart:repeated="6"/>
          </chart:series>
          <chart:series chart:style-name="ch10" chart:values-cell-range-address="Sheet1.E303:Sheet1.E308" chart:label-cell-address="Sheet1.E302:Sheet1.E30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02:Sheet1.C302">Qualität (XCS)</text:p>
              </table:table-cell>
              <table:table-cell office:value-type="string">
                <text:p text:id="Sheet1.D302:Sheet1.D302">Qualität (SXCS)</text:p>
              </table:table-cell>
              <table:table-cell office:value-type="string">
                <text:p text:id="Sheet1.E302:Sheet1.E302">Qualität (DXSCS)</text:p>
              </table:table-cell>
            </table:table-row>
          </table:table-header-rows>
          <table:table-rows>
            <table:table-row>
              <table:table-cell office:value-type="string">
                <text:p text:id="Sheet1.B303:Sheet1.B308">125</text:p>
              </table:table-cell>
              <table:table-cell office:value-type="float" office:value="1.#NAN">
                <text:p text:id="Sheet1.C303:Sheet1.C308">1.#NAN</text:p>
              </table:table-cell>
              <table:table-cell office:value-type="float" office:value="1.#NAN">
                <text:p text:id="Sheet1.D303:Sheet1.D308">1.#NAN</text:p>
              </table:table-cell>
              <table:table-cell office:value-type="float" office:value="1.#NAN">
                <text:p text:id="Sheet1.E303:Sheet1.E308"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52">
                <text:p>10.52</text:p>
              </table:table-cell>
              <table:table-cell office:value-type="float" office:value="4.25">
                <text:p>4.25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36">
                <text:p>16.36</text:p>
              </table:table-cell>
              <table:table-cell office:value-type="float" office:value="13.2">
                <text:p>13.2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.55">
                <text:p>21.55</text:p>
              </table:table-cell>
              <table:table-cell office:value-type="float" office:value="18.83">
                <text:p>18.83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0.25">
                <text:p>30.25</text:p>
              </table:table-cell>
              <table:table-cell office:value-type="float" office:value="30.35">
                <text:p>30.3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bar" chart:style-name="ch1">
        <chart:legend chart:legend-position="end" svg:x="7.614cm" svg:y="2.972cm" chart:style-name="ch2"/>
        <chart:plot-area chart:style-name="ch3" table:cell-range-address="Sheet1.B2:Sheet1.B18 Sheet1.A1:Sheet1.A1 Sheet1.C2:Sheet1.C9 Sheet1.A10:Sheet1.A10 Sheet1.C11:Sheet1.C18" chart:data-source-has-labels="both" svg:x="0.205cm" svg:y="0.139cm" svg:width="7.208cm" svg:height="6.631cm">
          <chart:axis chart:dimension="x" chart:name="primary-x" chart:style-name="ch4">
            <chart:title svg:x="2.897cm" svg:y="6.319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6">
            <chart:title svg:x="0.209cm" svg:y="4.364cm" chart:style-name="ch7">
              <text:p>Zeit in Sekunden</text:p>
            </chart:title>
            <chart:grid chart:style-name="ch8" chart:class="major"/>
          </chart:axis>
          <chart:series chart:style-name="ch9" chart:values-cell-range-address="Sheet1.C2:Sheet1.C9" chart:label-cell-address="Sheet1.A1:Sheet1.A1" chart:class="chart:bar">
            <chart:data-point chart:repeated="8"/>
          </chart:series>
          <chart:series chart:style-name="ch10" chart:values-cell-range-address="Sheet1.C11:Sheet1.C18" chart:label-cell-address="Sheet1.A10:Sheet1.A10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.7">
                <text:p text:id="Sheet1.C2:Sheet1.C9">3.7</text:p>
              </table:table-cell>
              <table:table-cell office:value-type="float" office:value="13.9587">
                <text:p text:id="Sheet1.C11:Sheet1.C18">13.9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5">
                <text:p>4.5</text:p>
              </table:table-cell>
              <table:table-cell office:value-type="float" office:value="14.6273">
                <text:p>14.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">
                <text:p>6.5</text:p>
              </table:table-cell>
              <table:table-cell office:value-type="float" office:value="17.518">
                <text:p>17.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26.2995">
                <text:p>26.2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">
                <text:p>16</text:p>
              </table:table-cell>
              <table:table-cell office:value-type="float" office:value="44.4248">
                <text:p>44.42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81.5053">
                <text:p>81.50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">
                <text:p>60</text:p>
              </table:table-cell>
              <table:table-cell office:value-type="float" office:value="156.1189">
                <text:p>156.118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0">
                <text:p>120</text:p>
              </table:table-cell>
              <table:table-cell office:value-type="float" office:value="316.6631">
                <text:p>316.6631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2:Sheet1.B18 Sheet1.A1:Sheet1.A1 Sheet1.D2:Sheet1.D9 Sheet1.A10:Sheet1.A10 Sheet1.D11:Sheet1.D18" chart:data-source-has-labels="both" svg:x="0.205cm" svg:y="0.139cm" svg:width="7.208cm" svg:height="6.631cm">
          <chart:axis chart:dimension="x" chart:name="primary-x" chart:style-name="ch4">
            <chart:title svg:x="2.897cm" svg:y="6.319cm" chart:style-name="ch5">
              <text:p>"max population"</text:p>
            </chart:title>
            <chart:categories table:cell-range-address="Sheet1.B2:Sheet1.B18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2:Sheet1.D9" chart:label-cell-address="Sheet1.A1:Sheet1.A1" chart:class="chart:line">
            <chart:data-point chart:repeated="8"/>
          </chart:series>
          <chart:series chart:style-name="ch9" chart:values-cell-range-address="Sheet1.D11:Sheet1.D18" chart:label-cell-address="Sheet1.A10:Sheet1.A1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500 Schritte</text:p>
              </table:table-cell>
              <table:table-cell office:value-type="string">
                <text:p text:id="Sheet1.A10:Sheet1.A10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18">8</text:p>
              </table:table-cell>
              <table:table-cell office:value-type="float" office:value="38.926">
                <text:p text:id="Sheet1.D2:Sheet1.D9">38.926</text:p>
              </table:table-cell>
              <table:table-cell office:value-type="float" office:value="39.033">
                <text:p text:id="Sheet1.D11:Sheet1.D18">39.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578">
                <text:p>38.578</text:p>
              </table:table-cell>
              <table:table-cell office:value-type="float" office:value="37.478">
                <text:p>37.4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472">
                <text:p>39.472</text:p>
              </table:table-cell>
              <table:table-cell office:value-type="float" office:value="38.905">
                <text:p>38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.324">
                <text:p>39.324</text:p>
              </table:table-cell>
              <table:table-cell office:value-type="float" office:value="39.828">
                <text:p>39.8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.204">
                <text:p>39.204</text:p>
              </table:table-cell>
              <table:table-cell office:value-type="float" office:value="39.558">
                <text:p>39.5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.164">
                <text:p>39.164</text:p>
              </table:table-cell>
              <table:table-cell office:value-type="float" office:value="39.239">
                <text:p>39.2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.062">
                <text:p>40.062</text:p>
              </table:table-cell>
              <table:table-cell office:value-type="float" office:value="39.169">
                <text:p>39.1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.077">
                <text:p>39.077</text:p>
              </table:table-cell>
              <table:table-cell office:value-type="float" office:value="38.96149">
                <text:p>38.96149</text:p>
              </table:table-cell>
            </table:table-row>
            <table:table-row>
              <table:table-cell office:value-type="string">
                <text:p>Max Populatio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49cm" svg:height="7.014cm" chart:class="chart:line" chart:style-name="ch1">
        <chart:legend chart:legend-position="end" svg:x="7.604cm" svg:y="2.986cm" chart:style-name="ch2"/>
        <chart:plot-area chart:style-name="ch3" table:cell-range-address="Sheet1.B63:Sheet1.D79 Sheet1.A62:Sheet1.A62 Sheet1.A72:Sheet1.A72" chart:data-source-has-labels="both" svg:x="0.203cm" svg:y="0.14cm" svg:width="7.2cm" svg:height="6.655cm">
          <chart:axis chart:dimension="x" chart:name="primary-x" chart:style-name="ch4">
            <chart:title svg:x="3.029cm" svg:y="6.345cm" chart:style-name="ch5">
              <text:p>"prediction init"</text:p>
            </chart:title>
            <chart:categories table:cell-range-address="Sheet1.B63:Sheet1.D79"/>
          </chart:axis>
          <chart:axis chart:dimension="y" chart:name="primary-y" chart:style-name="ch4">
            <chart:title svg:x="0.211cm" svg:y="3.724cm" chart:style-name="ch6">
              <text:p>Qualität</text:p>
            </chart:title>
            <chart:grid chart:style-name="ch7" chart:class="major"/>
          </chart:axis>
          <chart:series chart:style-name="ch8" chart:values-cell-range-address="Sheet1.D63:Sheet1.D69" chart:label-cell-address="Sheet1.A62:Sheet1.A62" chart:class="chart:line">
            <chart:data-point chart:repeated="7"/>
          </chart:series>
          <chart:series chart:style-name="ch9" chart:values-cell-range-address="Sheet1.D73:Sheet1.D79" chart:label-cell-address="Sheet1.A72:Sheet1.A7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62:Sheet1.A62">500 Schritte</text:p>
              </table:table-cell>
              <table:table-cell office:value-type="string">
                <text:p text:id="Sheet1.A72:Sheet1.A72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63:Sheet1.D79">0.01</text:p>
              </table:table-cell>
              <table:table-cell office:value-type="float" office:value="32.77">
                <text:p text:id="Sheet1.D63:Sheet1.D69">32.77</text:p>
              </table:table-cell>
              <table:table-cell office:value-type="float" office:value="34.497">
                <text:p text:id="Sheet1.D73:Sheet1.D79">34.497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3.788">
                <text:p>33.788</text:p>
              </table:table-cell>
              <table:table-cell office:value-type="float" office:value="36.471">
                <text:p>36.471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5.698">
                <text:p>35.698</text:p>
              </table:table-cell>
              <table:table-cell office:value-type="float" office:value="38.322">
                <text:p>38.32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128">
                <text:p>36.128</text:p>
              </table:table-cell>
              <table:table-cell office:value-type="float" office:value="38.751">
                <text:p>38.75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7.442">
                <text:p>37.442</text:p>
              </table:table-cell>
              <table:table-cell office:value-type="float" office:value="38.7315">
                <text:p>38.7315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8.482">
                <text:p>38.482</text:p>
              </table:table-cell>
              <table:table-cell office:value-type="float" office:value="39.1735">
                <text:p>39.173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7.522">
                <text:p>37.522</text:p>
              </table:table-cell>
              <table:table-cell office:value-type="float" office:value="38.433">
                <text:p>38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prediction ini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.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.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.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Qualität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.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.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.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line" chart:style-name="ch1">
        <chart:legend chart:legend-position="end" svg:x="7.403cm" svg:y="2.215cm" chart:style-name="ch2"/>
        <chart:plot-area chart:style-name="ch3" table:cell-range-address="Sheet1.B82:Sheet1.B93 Sheet1.D83:Sheet1.D85 Sheet1.D87:Sheet1.D89 Sheet1.D91:Sheet1.D93" chart:data-source-has-labels="both" svg:x="0.205cm" svg:y="0.14cm" svg:width="6.996cm" svg:height="6.652cm">
          <chart:axis chart:dimension="x" chart:name="primary-x" chart:style-name="ch4">
            <chart:title svg:x="3.406cm" svg:y="6.341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4">
            <chart:title svg:x="0.209cm" svg:y="3.721cm" chart:style-name="ch6">
              <text:p>Qualität</text:p>
            </chart:title>
            <chart:grid chart:style-name="ch7" chart:class="major"/>
          </chart:axis>
          <chart:series chart:style-name="ch8" chart:values-cell-range-address="Sheet1.D83:Sheet1.D85" chart:label-cell-address="Sheet1.B82:Sheet1.B82" chart:class="chart:line">
            <chart:data-point chart:repeated="3"/>
          </chart:series>
          <chart:series chart:style-name="ch9" chart:values-cell-range-address="Sheet1.D87:Sheet1.D89" chart:label-cell-address="Sheet1.B86:Sheet1.B86" chart:class="chart:line">
            <chart:data-point chart:repeated="3"/>
          </chart:series>
          <chart:series chart:style-name="ch10" chart:values-cell-range-address="Sheet1.D91:Sheet1.D93" chart:label-cell-address="Sheet1.B90:Sheet1.B9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32.094">
                <text:p text:id="Sheet1.D83:Sheet1.D85">32.094</text:p>
              </table:table-cell>
              <table:table-cell office:value-type="float" office:value="33.01">
                <text:p text:id="Sheet1.D87:Sheet1.D89">33.01</text:p>
              </table:table-cell>
              <table:table-cell office:value-type="float" office:value="35.84">
                <text:p text:id="Sheet1.D91:Sheet1.D93">3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9">
                <text:p>43.9</text:p>
              </table:table-cell>
              <table:table-cell office:value-type="float" office:value="44.48">
                <text:p>44.48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7">
                <text:p>54.37</text:p>
              </table:table-cell>
              <table:table-cell office:value-type="float" office:value="55.31">
                <text:p>55.31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7.011cm" chart:class="chart:bar" chart:style-name="ch1">
        <chart:legend chart:legend-position="end" svg:x="7.403cm" svg:y="2.215cm" chart:style-name="ch2"/>
        <chart:plot-area chart:style-name="ch3" table:cell-range-address="Sheet1.B82:Sheet1.B93 Sheet1.C83:Sheet1.C85 Sheet1.C87:Sheet1.C89 Sheet1.C91:Sheet1.C93" chart:data-source-has-labels="both" svg:x="0.205cm" svg:y="0.14cm" svg:width="6.996cm" svg:height="6.652cm">
          <chart:axis chart:dimension="x" chart:name="primary-x" chart:style-name="ch4">
            <chart:title svg:x="3.406cm" svg:y="6.341cm" chart:style-name="ch5">
              <text:p>Agenten</text:p>
            </chart:title>
            <chart:categories table:cell-range-address="Sheet1.B83:Sheet1.B93"/>
          </chart:axis>
          <chart:axis chart:dimension="y" chart:name="primary-y" chart:style-name="ch6">
            <chart:title svg:x="0.209cm" svg:y="4.958cm" chart:style-name="ch7">
              <text:p>Effektive Abdeckung in %</text:p>
            </chart:title>
            <chart:grid chart:style-name="ch8" chart:class="major"/>
          </chart:axis>
          <chart:series chart:style-name="ch9" chart:values-cell-range-address="Sheet1.C83:Sheet1.C85" chart:label-cell-address="Sheet1.B82:Sheet1.B82" chart:class="chart:bar">
            <chart:data-point chart:repeated="3"/>
          </chart:series>
          <chart:series chart:style-name="ch10" chart:values-cell-range-address="Sheet1.C87:Sheet1.C89" chart:label-cell-address="Sheet1.B86:Sheet1.B86" chart:class="chart:bar">
            <chart:data-point chart:repeated="3"/>
          </chart:series>
          <chart:series chart:style-name="ch11" chart:values-cell-range-address="Sheet1.C91:Sheet1.C93" chart:label-cell-address="Sheet1.B90:Sheet1.B90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82:Sheet1.B82">Zufälliger Algorithmus</text:p>
              </table:table-cell>
              <table:table-cell office:value-type="string">
                <text:p text:id="Sheet1.B86:Sheet1.B86">Einfache Heuristik</text:p>
              </table:table-cell>
              <table:table-cell office:value-type="string">
                <text:p text:id="Sheet1.B90:Sheet1.B90">Intelligente Heuristik</text:p>
              </table:table-cell>
            </table:table-row>
          </table:table-header-rows>
          <table:table-rows>
            <table:table-row>
              <table:table-cell office:value-type="string">
                <text:p text:id="Sheet1.B83:Sheet1.B93">8</text:p>
              </table:table-cell>
              <table:table-cell office:value-type="float" office:value="68.73">
                <text:p text:id="Sheet1.C83:Sheet1.C85">68.73</text:p>
              </table:table-cell>
              <table:table-cell office:value-type="float" office:value="68.47">
                <text:p text:id="Sheet1.C87:Sheet1.C89">68.47</text:p>
              </table:table-cell>
              <table:table-cell office:value-type="float" office:value="75.83">
                <text:p text:id="Sheet1.C91:Sheet1.C93">75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38">
                <text:p>64.38</text:p>
              </table:table-cell>
              <table:table-cell office:value-type="float" office:value="63.94">
                <text:p>63.94</text:p>
              </table:table-cell>
              <table:table-cell office:value-type="float" office:value="72.21">
                <text:p>7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5">
                <text:p>59.55</text:p>
              </table:table-cell>
              <table:table-cell office:value-type="float" office:value="59.14">
                <text:p>59.14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Einfach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Intelligente Heuristik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8cm" chart:class="chart:bar" chart:style-name="ch1">
        <chart:legend chart:legend-position="end" svg:x="5.657cm" svg:y="3.186cm" chart:style-name="ch2"/>
        <chart:plot-area chart:style-name="ch3" table:cell-range-address="Sheet1.B119:Sheet1.B129 Sheet1.A118:Sheet1.A118 Sheet1.D119:Sheet1.D129" chart:data-source-has-labels="both" svg:x="0.16cm" svg:y="0.139cm" svg:width="5.338cm" svg:height="6.571cm">
          <chart:axis chart:dimension="x" chart:name="primary-x" chart:style-name="ch4">
            <chart:categories table:cell-range-address="Sheet1.B119:Sheet1.B1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9:Sheet1.D129" chart:label-cell-address="Sheet1.A118:Sheet1.A118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18:Sheet1.A118">5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19:Sheet1.B129">0.001</text:p>
              </table:table-cell>
              <table:table-cell office:value-type="float" office:value="63.98">
                <text:p text:id="Sheet1.D119:Sheet1.D129">63.9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63.71">
                <text:p>63.71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63.92">
                <text:p>63.92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3.12">
                <text:p>63.12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63.43">
                <text:p>63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63.84">
                <text:p>63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1cm" svg:height="6.986cm" chart:class="chart:line" chart:style-name="ch1">
        <chart:legend chart:legend-position="end" svg:x="7.614cm" svg:y="2.972cm" chart:style-name="ch2"/>
        <chart:plot-area chart:style-name="ch3" table:cell-range-address="Sheet1.B135:Sheet1.B153 Sheet1.A134:Sheet1.A134 Sheet1.D135:Sheet1.D143 Sheet1.A144:Sheet1.A144 Sheet1.D145:Sheet1.D153" chart:data-source-has-labels="both" svg:x="0.205cm" svg:y="0.139cm" svg:width="7.208cm" svg:height="6.631cm">
          <chart:axis chart:dimension="x" chart:name="primary-x" chart:style-name="ch4">
            <chart:title svg:x="3.261cm" svg:y="6.317cm" chart:style-name="ch5">
              <text:p>accuracy ɛ0</text:p>
            </chart:title>
            <chart:categories table:cell-range-address="Sheet1.B135:Sheet1.B153"/>
          </chart:axis>
          <chart:axis chart:dimension="y" chart:name="primary-y" chart:style-name="ch4">
            <chart:title svg:x="0.209cm" svg:y="3.71cm" chart:style-name="ch6">
              <text:p>Qualität</text:p>
            </chart:title>
            <chart:grid chart:style-name="ch7" chart:class="major"/>
          </chart:axis>
          <chart:series chart:style-name="ch8" chart:values-cell-range-address="Sheet1.D135:Sheet1.D143" chart:label-cell-address="Sheet1.A134:Sheet1.A134" chart:class="chart:line">
            <chart:data-point chart:repeated="9"/>
          </chart:series>
          <chart:series chart:style-name="ch9" chart:values-cell-range-address="Sheet1.D145:Sheet1.D153" chart:label-cell-address="Sheet1.A144:Sheet1.A1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34:Sheet1.A134">500 Schritte</text:p>
              </table:table-cell>
              <table:table-cell office:value-type="string">
                <text:p text:id="Sheet1.A144:Sheet1.A144">2000 Schritte</text:p>
              </table:table-cell>
            </table:table-row>
          </table:table-header-rows>
          <table:table-rows>
            <table:table-row>
              <table:table-cell office:value-type="string">
                <text:p text:id="Sheet1.B135:Sheet1.B153">0.001</text:p>
              </table:table-cell>
              <table:table-cell office:value-type="float" office:value="37.48">
                <text:p text:id="Sheet1.D135:Sheet1.D143">37.48</text:p>
              </table:table-cell>
              <table:table-cell office:value-type="float" office:value="38.8">
                <text:p text:id="Sheet1.D145:Sheet1.D153">38.8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37.35">
                <text:p>37.35</text:p>
              </table:table-cell>
              <table:table-cell office:value-type="float" office:value="38.53">
                <text:p>38.53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38.11">
                <text:p>38.11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7.52">
                <text:p>37.5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37.466">
                <text:p>37.466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37.48">
                <text:p>37.48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36.89">
                <text:p>36.89</text:p>
              </table:table-cell>
              <table:table-cell office:value-type="float" office:value="38.01">
                <text:p>38.01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.02">
                <text:p>38.02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7.43">
                <text:p>37.43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epsilon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701cm" svg:height="6.986cm" chart:class="chart:scatter" chart:style-name="ch1">
        <chart:legend chart:legend-position="end" svg:x="10.262cm" svg:y="3.185cm" chart:style-name="ch2"/>
        <chart:plot-area chart:style-name="ch3" table:cell-range-address="Sheet1.P2:Sheet1.Q10 Sheet1.O1:Sheet1.O1" chart:data-source-has-labels="row" svg:x="0.307cm" svg:y="0.139cm" svg:width="9.702cm" svg:height="6.631cm">
          <chart:axis chart:dimension="x" chart:name="primary-x" chart:style-name="ch4">
            <chart:title svg:x="4.483cm" svg:y="6.316cm" chart:style-name="ch5">
              <text:p>Anzahl Felder</text:p>
            </chart:title>
          </chart:axis>
          <chart:axis chart:dimension="y" chart:name="primary-y" chart:style-name="ch4">
            <chart:title svg:x="0.26cm" svg:y="4.367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Q2:Sheet1.Q10" chart:label-cell-address="Sheet1.O1:Sheet1.O1" chart:class="chart:scatter">
            <chart:domain table:cell-range-address="Sheet1.P2:Sheet1.P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 text:id="Sheet1.O1:Sheet1.O1">500 Schrit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 text:id="Sheet1.P2:Sheet1.P10">64</text:p>
              </table:table-cell>
              <table:table-cell office:value-type="float" office:value="15.2">
                <text:p text:id="Sheet1.Q2:Sheet1.Q10">1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6">
                <text:p>576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">
                <text:p>102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6">
                <text:p>4096</text:p>
              </table:table-cell>
              <table:table-cell office:value-type="float" office:value="39.2">
                <text:p>39.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